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ambria1" svg:font-family="Cambria"/>
    <style:font-face style:name="Arial" svg:font-family="Arial" style:font-pitch="variable"/>
    <style:font-face style:name="Cambria" svg:font-family="Cambria"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53cm" svg:stroke-color="#000000" draw:stroke-linejoin="round" draw:fill="none" draw:textarea-vertical-align="middle" draw:auto-grow-height="false" draw:fit-to-size="false" fo:padding-top="0.254cm" fo:padding-bottom="0.254cm" fo:padding-left="0.254cm" fo:padding-right="0.254cm" fo:wrap-option="wrap"/>
    </style:style>
    <style:style style:name="gr4" style:family="graphic" style:parent-style-name="standard">
      <style:graphic-properties draw:stroke="solid" svg:stroke-width="0.053cm" svg:stroke-color="#000000"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5" style:family="graphic" style:parent-style-name="standard">
      <style:graphic-properties draw:stroke="solid" svg:stroke-width="0.053cm" svg:stroke-color="#000000" draw:marker-start="msArrowEnd_20_9" draw:marker-start-width="0.35cm" draw:marker-start-center="false" draw:stroke-linejoin="round" draw:fill="none"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53cm" svg:stroke-color="#000000" draw:stroke-linejoin="round"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53cm" svg:stroke-color="#000000" draw:stroke-linejoin="round" draw:fill="solid" draw:fill-color="#ffffff" draw:textarea-vertical-align="middle" draw:auto-grow-height="false" draw:fit-to-size="false" fo:padding-top="0.254cm" fo:padding-bottom="0.254cm" fo:padding-left="0.254cm" fo:padding-right="0.254cm" fo:wrap-option="wrap"/>
    </style:style>
    <style:style style:name="pr1"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20_and_20_Body-backgroundobjects">
      <style:graphic-properties draw:stroke="none" svg:stroke-width="0cm" draw:fill="none" draw:fill-color="#ffffff" draw:textarea-vertical-align="middle" draw:auto-grow-height="false" draw:fit-to-size="false" fo:min-height="16.819cm" fo:padding-top="0.254cm" fo:padding-bottom="0.254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middle" draw:auto-grow-height="false" draw:fit-to-size="false" fo:min-height="16.819cm" fo:padding-top="0.254cm" fo:padding-bottom="0.254cm" fo:padding-left="0.254cm" fo:padding-right="0.254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style>
    <style:style style:name="P4" style:family="paragraph">
      <style:paragraph-properties fo:margin-left="2.54cm" fo:margin-right="0cm" fo:margin-top="0cm" fo:margin-bottom="0cm" fo:line-height="100%" fo:text-align="end" fo:text-indent="0cm" style:writing-mode="lr-tb">
        <style:tab-stops>
          <style:tab-stop style:position="0cm"/>
        </style:tab-stops>
      </style:paragraph-properties>
    </style:style>
    <style:style style:name="P5"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text-align="start" style:font-independent-line-spacing="true"/>
      <style:text-properties fo:font-size="11pt"/>
    </style:style>
    <style:style style:name="P7" style:family="paragraph">
      <style:paragraph-properties fo:margin-left="0cm" fo:margin-right="0cm" fo:margin-top="0cm" fo:margin-bottom="0cm" fo:line-height="200%" fo:text-align="start" fo:text-indent="1.27cm" style:writing-mode="lr-tb">
        <style:tab-stops>
          <style:tab-stop style:position="0cm"/>
        </style:tab-stops>
      </style:paragraph-properties>
    </style:style>
    <style:style style:name="P8" style:family="paragraph">
      <style:paragraph-properties fo:margin-left="0cm" fo:margin-right="0cm" fo:margin-top="0cm" fo:margin-bottom="0cm" fo:line-height="200%" fo:text-align="justify" fo:text-indent="1.27cm" style:writing-mode="lr-tb">
        <style:tab-stops>
          <style:tab-stop style:position="0cm"/>
        </style:tab-stops>
      </style:paragraph-properties>
    </style:style>
    <style:style style:name="P9"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11" style:family="paragraph">
      <style:paragraph-properties fo:text-align="start" style:font-independent-line-spacing="true"/>
      <style:text-properties fo:font-size="13pt" style:font-size-asian="14pt" style:font-size-complex="14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cm" fo:margin-bottom="0cm" fo:line-height="100%" fo:text-align="justify" fo:text-indent="0cm" style:writing-mode="lr-tb"/>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T1" style:family="text">
      <style:text-properties fo:font-variant="normal" fo:text-transform="none" fo:color="#000000" style:text-line-through-style="none" style:text-line-through-type="none" style:text-position="0% 100%" style:font-name="Cambria1" fo:font-size="36pt" fo:letter-spacing="normal" fo:font-style="normal" style:text-underline-style="none" fo:font-weight="normal" style:font-name-asian="Cambria1" style:font-size-asian="36pt" style:font-style-asian="normal" style:font-weight-asian="normal" style:font-name-complex="Cambria1"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mbria1" fo:font-size="6pt" fo:letter-spacing="normal" fo:font-style="normal" style:text-underline-style="none" fo:font-weight="normal" style:font-name-asian="Cambria1" style:font-size-asian="6pt" style:font-style-asian="normal" style:font-weight-asian="normal" style:font-name-complex="Cambria1" style:font-size-complex="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mbria1" fo:font-size="30pt" fo:letter-spacing="normal" fo:font-style="normal" style:text-underline-style="none" fo:font-weight="normal" style:font-name-asian="Cambria1" style:font-size-asian="30pt" style:font-style-asian="normal" style:font-weight-asian="normal" style:font-name-complex="Cambria1"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mbria1" fo:font-size="26pt" fo:letter-spacing="normal" fo:font-style="normal" style:text-underline-style="none" fo:font-weight="normal" style:font-name-asian="Cambria1" style:font-size-asian="26pt" style:font-style-asian="normal" style:font-weight-asian="normal" style:font-name-complex="Cambria1" style:font-size-complex="2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4pt" fo:letter-spacing="normal" fo:font-style="normal" style:text-underline-style="solid" style:text-underline-width="auto" style:text-underline-color="font-color" fo:font-weight="bold" style:font-name-asian="Arial1" style:font-size-asian="24pt" style:font-style-asian="normal" style:font-weight-asian="bold" style:font-name-complex="Arial1"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ont-color" fo:font-weight="bold" style:font-name-asian="Arial1" style:font-size-asian="18pt" style:font-style-asian="normal" style:font-weight-asian="bold" style:font-name-complex="Arial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6pt" fo:letter-spacing="normal" fo:font-style="normal" style:text-underline-style="solid" style:text-underline-width="auto" style:text-underline-color="font-color" fo:font-weight="bold" style:font-name-asian="Arial1" style:font-size-asian="6pt" style:font-style-asian="normal" style:font-weight-asian="bold" style:font-name-complex="Arial1" style:font-size-complex="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Body" presentation:presentation-page-layout-name="AL1T1">
        <office:forms form:automatic-focus="false" form:apply-design-mode="false"/>
        <draw:custom-shape draw:name="Shape 30" draw:style-name="gr1" draw:text-style-name="P2" draw:layer="layout" svg:width="20.999cm" svg:height="4.631cm" svg:x="0cm" svg:y="0.726cm">
          <text:p text:style-name="P1"><text:span text:style-name="T1">PROGRAMACIÓN I</text:span></text:p>
          <text:p text:style-name="P1"><text:span text:style-name="T2"/></text:p>
          <text:p text:style-name="P1"><text:span text:style-name="T2"/></text:p>
          <text:p text:style-name="P1"><text:span text:style-name="T3">PROYECTO 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gr1" draw:text-style-name="P2" draw:layer="layout" svg:width="20.115cm" svg:height="8.058cm" svg:x="0.6cm" svg:y="8.6cm">
          <text:p text:style-name="P1"><text:span text:style-name="T3">Grado en Ingeniería de Tecnologías de la Telecomunicación</text:span></text:p>
          <text:p text:style-name="P1"><text:span text:style-name="T2"/></text:p>
          <text:p text:style-name="P1"><text:span text:style-name="T2"/></text:p>
          <text:p text:style-name="P1"><text:span text:style-name="T2"/></text:p>
          <text:p text:style-name="P1"><text:span text:style-name="T3">Universidad de Vigo</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3"><text:span text:style-name="T3">Inao Latourrette García </text:span></text:p>
          <text:p text:style-name="P1"><text:span text:style-name="T2"/></text:p>
          <text:p text:style-name="P1"><text:span text:style-name="T2"/></text:p>
          <text:p text:style-name="P1"><text:span text:style-name="T4"/></text:p>
          <text:p text:style-name="P4"><text:span text:style-name="T4"><text:s text:c="13"/></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7" draw:style-name="gr2" draw:layer="layout" svg:width="6.897cm" svg:height="9.524cm" svg:x="6.077cm" svg:y="1.905cm" draw:page-number="1" presentation:class="page"/>
          <draw:frame draw:name="Shape 38" presentation:style-name="pr1"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_20_and_20_Body" presentation:presentation-page-layout-name="AL1T1">
        <office:forms form:automatic-focus="false" form:apply-design-mode="false"/>
        <draw:custom-shape draw:name="Shape 40" draw:style-name="gr1" draw:text-style-name="P2" draw:layer="layout" svg:width="19.872cm" svg:height="14.604cm" svg:x="0.624cm" svg:y="1.936cm">
          <text:p text:style-name="P7"><text:span text:style-name="T5">ÍNDICE</text:span></text:p>
          <text:p text:style-name="P8"><text:span text:style-name="T6">0. PRÓLOGO..................................................................................... pág. 2</text:span></text:p>
          <text:list text:style-name="L2">
            <text:list-item>
              <text:p text:style-name="P9"><text:span text:style-name="T6">DIAGRAMA DE FLUJO DE LA AGENDA…………………………..….. pág. 3</text:span></text:p>
            </text:list-item>
            <text:list-item>
              <text:p text:style-name="P9"><text:span text:style-name="T6">DIAGRAMA DE FLUJO DE LA FUNCIÓN CREAR_TAREA……….....pág. 4</text:span></text:p>
            </text:list-item>
            <text:list-item>
              <text:p text:style-name="P9"><text:span text:style-name="T6">DIAGRAMA DE FLUJO DE LA FUNCIÓN VER_TAREA………….…. pág. 5</text:span></text:p>
            </text:list-item>
            <text:list-item>
              <text:p text:style-name="P9"><text:span text:style-name="T6">DIAGRAMA DE FLUJO DE LA FUNCIÓN LISTAR_TAREA……….... pág. 6</text:span></text:p>
            </text:list-item>
            <text:list-item>
              <text:p text:style-name="P9"><text:span text:style-name="T6">DIAGRAMA DE FLUJO DE LA FUNCION ELIMINAR_TAREA …..… pág. 7</text:span></text:p>
            </text:list-item>
            <text:list-item>
              <text:p text:style-name="P9"><text:span text:style-name="T6">DIAGRAMA DE FLUJO DE LA FUNCIÓN SALIR…………………..… pág. 8</text:span></text:p>
            </text:list-item>
            <text:list-item>
              <text:p text:style-name="P9"><text:span text:style-name="T6">MEJORAS REALIZADAS EN EL PROYECTO…………..……....…… pág. 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 presentation:style-name="pr2" draw:text-style-name="P11" draw:layer="layout" svg:width="1.259cm" svg:height="2.218cm" svg:x="19.651cm" svg:y="26.781cm" presentation:class="page-number" presentation:user-transformed="true">
          <draw:text-box>
            <text:p text:style-name="P10"><text:span text:style-name="T7">1</text:span></text:p>
          </draw:text-box>
        </draw:frame>
        <presentation:notes draw:style-name="dp2">
          <draw:page-thumbnail draw:name="Shape 43" draw:style-name="gr2" draw:layer="layout" svg:width="6.897cm" svg:height="9.524cm" svg:x="6.077cm" svg:y="1.905cm" draw:page-number="2" presentation:class="page"/>
          <draw:frame draw:name="Shape 44" presentation:style-name="pr1"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20_and_20_Body" presentation:presentation-page-layout-name="AL1T1">
        <office:forms form:automatic-focus="false" form:apply-design-mode="false"/>
        <draw:custom-shape draw:name="Shape 46" draw:style-name="gr1" draw:text-style-name="P2" draw:layer="layout" svg:width="19.128cm" svg:height="19.877cm" svg:x="0.9cm" svg:y="0.618cm">
          <text:p text:style-name="P1"><text:span text:style-name="T8">PRÓLOGO</text:span></text:p>
          <text:p text:style-name="P1"><text:span text:style-name="T9"/></text:p>
          <text:p text:style-name="P12"><text:span text:style-name="T9"/></text:p>
          <text:p text:style-name="P13"><text:span text:style-name="T6"/></text:p>
          <text:p text:style-name="P13"><text:span text:style-name="T6"/></text:p>
          <text:p text:style-name="P13"><text:span text:style-name="T6">Este documento ha sido creado con la intención de facilitar al corrector y/o usuario la utilización del programa realizado para la asignatura de Programación I. También servirá como complemento al código fuente entregado ya que contiene los diagramas de las funciones esenciales del proyecto que son precisamente las opciones que tendremos al ejecutar el programa en el menu principal de éste. <text:s/></text:span></text:p>
          <text:p text:style-name="P13"><text:span text:style-name="T6"/></text:p>
          <text:p text:style-name="P13"><text:span text:style-name="T6">En él, podemos encontrar los diagramas de flujo del programa principal y de las funciones más relevantes, correspondientes tanto a la parte obligatoria como a la mejorada. Estos han sido utlizados para implementar los algoritmos de cada una de esas rutinas.</text:span></text:p>
          <text:p text:style-name="P13"><text:span text:style-name="T6"/></text:p>
          <text:p text:style-name="P13"><text:span text:style-name="T6">Es necesario tener en cuenta que en este escrito existe una importante diferencia entre el término RETORNO Y FIN. Este primero hace referencia al hecho de devolver el control al programa principal, mientras que el segundo finaliza la ejecución del programa.</text:span></text:p>
          <text:p text:style-name="P13"><text:span text:style-name="T6"/></text:p>
          <text:p text:style-name="P13"><text:span text:style-name="T6">Por último, en la página que concluye este documento se especifican las mejoras realizadas sobre el proyect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 presentation:style-name="pr2" draw:text-style-name="P11" draw:layer="layout" svg:width="1.259cm" svg:height="2.218cm" svg:x="19.651cm" svg:y="26.781cm" presentation:class="page-number" presentation:user-transformed="true">
          <draw:text-box>
            <text:p text:style-name="P10"><text:span text:style-name="T7">2</text:span></text:p>
          </draw:text-box>
        </draw:frame>
        <presentation:notes draw:style-name="dp2">
          <draw:page-thumbnail draw:name="Shape 49" draw:style-name="gr2" draw:layer="layout" svg:width="6.897cm" svg:height="9.524cm" svg:x="6.077cm" svg:y="1.905cm" draw:page-number="3" presentation:class="page"/>
          <draw:frame draw:name="Shape 50" presentation:style-name="pr1"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20_and_20_Body" presentation:presentation-page-layout-name="AL1T1">
        <office:forms form:automatic-focus="false" form:apply-design-mode="false"/>
        <draw:custom-shape draw:name="Shape 52" draw:style-name="gr3" draw:text-style-name="P2" draw:layer="layout" svg:width="11.641cm" svg:height="1.772cm" svg:x="3.44cm" svg:y="3.444cm">
          <text:p text:style-name="P1"><text:span text:style-name="T6">MOSTRAR POR PANTALLA LA CABECERA DEL PROGRAMA</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53" draw:style-name="gr3" draw:text-style-name="P2" draw:layer="layout" svg:width="11.641cm" svg:height="1.136cm" svg:x="3.44cm" svg:y="5.897cm">
          <text:p text:style-name="P1"><text:span text:style-name="T6">INTRODUCIR EL USUARIO</text:span></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54" draw:style-name="gr3" draw:text-style-name="P2" draw:layer="layout" svg:width="11.641cm" svg:height="1.772cm" svg:x="3.44cm" svg:y="7.858cm">
          <text:p text:style-name="P1"><text:span text:style-name="T6">MOSTRAR POR PANTALLA EL MENÚ DE LA AGENDA</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55" draw:style-name="gr3" draw:text-style-name="P2" draw:layer="layout" svg:width="11.641cm" svg:height="1.771cm" svg:x="3.44cm" svg:y="10.634cm">
          <text:p text:style-name="P1"><text:span text:style-name="T6">SELECCIONAR LA OPERACIÓN A REALIZAR</text:span></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56" draw:style-name="gr3" draw:text-style-name="P2" draw:layer="layout" svg:width="6.746cm" svg:height="1.772cm" svg:x="5.887cm" svg:y="12.907cm">
          <text:p text:style-name="P1"><text:span text:style-name="T6">OPERACIÓN</text:span></text:p>
          <draw:enhanced-geometry draw:mirror-horizontal="false" draw:mirror-vertical="false" drawooo:sub-view-size="10 10" draw:text-areas="?f5 0 ?f0 ?f3" svg:viewBox="0 0 0 0" draw:type="ooxml-flowChartPreparation" draw:enhanced-path="M 0 5 L 2 0 8 0 10 5 8 10 2 10 Z N">
            <draw:equation draw:name="f0" draw:formula="logwidth*4/5"/>
            <draw:equation draw:name="f1" draw:formula="logwidth/2"/>
            <draw:equation draw:name="f2" draw:formula="logheight/2"/>
            <draw:equation draw:name="f3" draw:formula="logheight"/>
            <draw:equation draw:name="f4" draw:formula="logwidth"/>
            <draw:equation draw:name="f5" draw:formula="logwidth/5"/>
          </draw:enhanced-geometry>
        </draw:custom-shape>
        <draw:custom-shape draw:name="Shape 57" draw:style-name="gr3" draw:text-style-name="P2" draw:layer="layout" svg:width="4.656cm" svg:height="2.218cm" svg:x="0.86cm" svg:y="15.734cm">
          <text:p text:style-name="P1"><text:span text:style-name="T6">LLAMAR A LA FUNCIÓN: CREAR_TAREA</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8" draw:style-name="gr3" draw:text-style-name="P2" draw:layer="layout" svg:width="4.337cm" svg:height="2.218cm" svg:x="3.44cm" svg:y="19.479cm">
          <text:p text:style-name="P1"><text:span text:style-name="T6">LLAMAR A LA FUNCIÓN: <text:s/>VER_T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3" draw:text-style-name="P2" draw:layer="layout" svg:width="4.337cm" svg:height="2.218cm" svg:x="5.517cm" svg:y="23.558cm">
          <text:p text:style-name="P1"><text:span text:style-name="T6">LLAMAR A LA FUNCIÓN: LISTAR_T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3" draw:text-style-name="P2" draw:layer="layout" svg:width="4.337cm" svg:height="2.218cm" svg:x="14.222cm" svg:y="15.736cm">
          <text:p text:style-name="P1"><text:span text:style-name="T6">OPERACIÓN NO VÁLIDA</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61" draw:style-name="gr3" draw:text-style-name="P2" draw:layer="layout" svg:width="4.337cm" svg:height="2.218cm" svg:x="12.297cm" svg:y="19.479cm">
          <text:p text:style-name="P1"><text:span text:style-name="T6">LLAMAR A LA FUNCIÓN: <text:s text:c="12"/>SAL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1" draw:text-style-name="P2" draw:layer="layout" svg:width="18.572cm" svg:height="1.136cm" svg:x="0.49cm" svg:y="0.618cm">
          <text:p text:style-name="P12"><text:span text:style-name="T8">1. DIAGRAMA DE FLUJO DE LA 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4" draw:text-style-name="P14" draw:layer="layout" svg:width="0.001cm" svg:height="0.439cm" svg:x="9.26cm" svg:y="3.004cm">
          <text:p/>
          <draw:enhanced-geometry draw:mirror-horizontal="false" draw:mirror-vertical="false" svg:viewBox="0 0 21600 21600" draw:type="mso-spt32" draw:enhanced-path="M 0 0 L 21600 21600 N"/>
        </draw:custom-shape>
        <draw:custom-shape draw:name="Shape 65" draw:style-name="gr4" draw:text-style-name="P14" draw:layer="layout" svg:width="0.001cm" svg:height="0.797cm" svg:x="9.26cm" svg:y="5.099cm">
          <text:p/>
          <draw:enhanced-geometry draw:mirror-horizontal="false" draw:mirror-vertical="false" svg:viewBox="0 0 21600 21600" draw:type="mso-spt32" draw:enhanced-path="M 0 0 L 21600 21600 N"/>
        </draw:custom-shape>
        <draw:custom-shape draw:name="Shape 66" draw:style-name="gr4" draw:text-style-name="P14" draw:layer="layout" svg:width="0.001cm" svg:height="0.823cm" svg:x="9.26cm" svg:y="7.034cm">
          <text:p/>
          <draw:enhanced-geometry draw:mirror-horizontal="false" draw:mirror-vertical="false" svg:viewBox="0 0 21600 21600" draw:type="mso-spt32" draw:enhanced-path="M 0 0 L 21600 21600 N"/>
        </draw:custom-shape>
        <draw:custom-shape draw:name="Shape 67" draw:style-name="gr4" draw:text-style-name="P14" draw:layer="layout" svg:width="0.001cm" svg:height="1.119cm" svg:x="9.26cm" svg:y="9.514cm">
          <text:p/>
          <draw:enhanced-geometry draw:mirror-horizontal="false" draw:mirror-vertical="false" svg:viewBox="0 0 21600 21600" draw:type="mso-spt32" draw:enhanced-path="M 0 0 L 21600 21600 N"/>
        </draw:custom-shape>
        <draw:custom-shape draw:name="Shape 68" draw:style-name="gr4" draw:text-style-name="P14" draw:layer="layout" svg:width="0.001cm" svg:height="0.5cm" svg:x="9.26cm" svg:y="12.406cm">
          <text:p/>
          <draw:enhanced-geometry draw:mirror-horizontal="false" draw:mirror-vertical="false" svg:viewBox="0 0 21600 21600" draw:type="mso-spt32" draw:enhanced-path="M 0 0 L 21600 21600 N"/>
        </draw:custom-shape>
        <draw:custom-shape draw:name="Shape 69" draw:style-name="gr4" draw:text-style-name="P14" draw:layer="layout" svg:width="10.384cm" svg:height="0.026cm" draw:transform="rotate (-3.14159265358979) translate (19.645cm 10.16cm)">
          <text:p/>
          <draw:enhanced-geometry draw:mirror-horizontal="false" draw:mirror-vertical="false" svg:viewBox="0 0 21600 21600" draw:type="mso-spt32" draw:enhanced-path="M 0 0 L 21600 21600 N"/>
        </draw:custom-shape>
        <draw:custom-shape draw:name="Shape 70" draw:style-name="gr1" draw:text-style-name="P2" draw:layer="layout" svg:width="4.656cm" svg:height="1.185cm" svg:x="11.269cm" svg:y="17.583cm">
          <text:p text:style-name="P12"><text:span text:style-name="T10"><text:s/></text:span><text:span text:style-name="T10">SAL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1" draw:text-style-name="P2" draw:layer="layout" svg:width="4.656cm" svg:height="1.185cm" svg:x="12.634cm" svg:y="12.91cm">
          <text:p text:style-name="P12"><text:span text:style-name="T10">POR DEFE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 draw:style-name="gr1" draw:text-style-name="P2" draw:layer="layout" svg:width="5.01cm" svg:height="1.073cm" svg:x="6.578cm" svg:y="21.784cm">
          <text:p text:style-name="P12"><text:span text:style-name="T10">LIS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 draw:style-name="gr1" draw:text-style-name="P2" draw:layer="layout" svg:width="4.656cm" svg:height="1.185cm" svg:x="5.887cm" svg:y="17.845cm">
          <text:p text:style-name="P12"><text:span text:style-name="T10">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 draw:text-style-name="P2" draw:layer="layout" svg:width="4.656cm" svg:height="1.185cm" svg:x="3.189cm" svg:y="12.91cm">
          <text:p text:style-name="P12"><text:span text:style-name="T10">CR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2" draw:layer="layout" svg:width="3.662cm" svg:height="1.073cm" svg:x="7.429cm" svg:y="1.93cm">
          <text:p text:style-name="P1"><text:span text:style-name="T6">INICI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frame draw:name="Shape 75" presentation:style-name="pr2" draw:text-style-name="P11" draw:layer="layout" svg:width="0.697cm" svg:height="2.218cm" svg:x="20.214cm" svg:y="26.781cm" presentation:class="page-number" presentation:user-transformed="true">
          <draw:text-box>
            <text:p text:style-name="P10"><text:span text:style-name="T7">3</text:span></text:p>
          </draw:text-box>
        </draw:frame>
        <draw:custom-shape draw:name="Shape 76" draw:style-name="gr3" draw:text-style-name="P2" draw:layer="layout" svg:width="5.01cm" svg:height="2.218cm" svg:x="11.092cm" svg:y="23.558cm">
          <text:p text:style-name="P1"><text:span text:style-name="T6">LLAMAR A LA FUNCIÓN: <text:s text:c="12"/>ELIMINAR_T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gr1" draw:text-style-name="P2" draw:layer="layout" svg:width="3.836cm" svg:height="1.185cm" svg:x="10.173cm" svg:y="21.673cm">
          <text:p text:style-name="P12"><text:span text:style-name="T10">ELIMI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4" draw:text-style-name="P14" draw:layer="layout" svg:width="2.697cm" svg:height="1.94cm" svg:x="3.187cm" svg:y="13.793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79" draw:style-name="gr5" draw:text-style-name="P14" draw:layer="layout" svg:width="4.767cm" svg:height="2.222cm" draw:transform="rotate (1.5707963267949) translate (5.609cm 19.479cm)">
          <text:p/>
          <draw:enhanced-geometry draw:mirror-horizontal="false" draw:mirror-vertical="false" draw:text-areas="0 0 ?f2 ?f3" svg:viewBox="0 0 0 0" draw:type="ooxml-bentConnector3" draw:modifiers="1677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80" draw:style-name="gr5" draw:text-style-name="P14" draw:layer="layout" svg:width="8.877cm" svg:height="1.573cm" draw:transform="rotate (1.5707963267949) translate (7.157cm 23.589cm)">
          <text:p/>
          <draw:enhanced-geometry draw:mirror-horizontal="false" draw:mirror-vertical="false" draw:text-areas="0 0 ?f2 ?f3" svg:viewBox="0 0 0 0" draw:type="ooxml-bentConnector3" draw:modifiers="94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81" draw:style-name="gr4" draw:text-style-name="P14" draw:layer="layout" svg:width="3.756cm" svg:height="1.942cm" svg:x="12.634cm" svg:y="13.79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82" draw:style-name="gr5" draw:text-style-name="P14" draw:layer="layout" svg:width="4.767cm" svg:height="3.405cm" draw:transform="rotate (-1.5707963267949) translate (14.464cm 14.711cm)">
          <text:p/>
          <draw:enhanced-geometry draw:mirror-horizontal="true" draw:mirror-vertical="false" draw:text-areas="0 0 ?f2 ?f3" svg:viewBox="0 0 0 0" draw:type="ooxml-bentConnector3" draw:modifiers="2121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83" draw:style-name="gr4" draw:text-style-name="P14" draw:layer="layout" svg:width="8.877cm" svg:height="4.336cm" draw:transform="rotate (1.5707963267949) translate (10.173cm 23.589cm)">
          <text:p/>
          <draw:enhanced-geometry draw:mirror-horizontal="true" draw:mirror-vertical="false" draw:text-areas="0 0 ?f2 ?f3" svg:viewBox="0 0 0 0" draw:type="ooxml-bentConnector3" draw:modifiers="894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84" draw:style-name="gr6" draw:text-style-name="P14" draw:layer="layout" svg:width="0.001cm" svg:height="9.577cm" svg:x="1.746cm" svg:y="17.992cm">
          <text:p/>
          <draw:enhanced-geometry draw:mirror-horizontal="false" draw:mirror-vertical="false" svg:viewBox="0 0 21600 21600" draw:type="mso-spt32" draw:enhanced-path="M 0 0 L 21600 21600 N"/>
        </draw:custom-shape>
        <draw:custom-shape draw:name="Shape 85" draw:style-name="gr6" draw:text-style-name="P14" draw:layer="layout" svg:width="17.885cm" svg:height="0.026cm" svg:x="1.746cm" svg:y="27.517cm">
          <text:p/>
          <draw:enhanced-geometry draw:mirror-horizontal="false" draw:mirror-vertical="false" svg:viewBox="0 0 21600 21600" draw:type="mso-spt32" draw:enhanced-path="M 0 0 L 21600 21600 N"/>
        </draw:custom-shape>
        <draw:custom-shape draw:name="Shape 86" draw:style-name="gr6" draw:text-style-name="P14" draw:layer="layout" svg:width="0.026cm" svg:height="17.409cm" draw:transform="rotate (-3.14159265358979) translate (19.632cm 27.57cm)">
          <text:p/>
          <draw:enhanced-geometry draw:mirror-horizontal="true" draw:mirror-vertical="false" svg:viewBox="0 0 21600 21600" draw:type="mso-spt32" draw:enhanced-path="M 0 0 L 21600 21600 N"/>
        </draw:custom-shape>
        <draw:custom-shape draw:name="Shape 87" draw:style-name="gr6" draw:text-style-name="P14" draw:layer="layout" svg:width="0.844cm" svg:height="3.241cm" draw:transform="rotate (1.5707963267949) translate (16.389cm 18.653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88" draw:style-name="gr6" draw:text-style-name="P14" draw:layer="layout" svg:width="5.82cm" svg:height="0.001cm" draw:transform="rotate (1.5707963267949) translate (4.284cm 27.5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89" draw:style-name="gr6" draw:text-style-name="P14" draw:layer="layout" svg:width="0.001cm" svg:height="1.765cm" svg:x="7.686cm" svg:y="25.777cm">
          <text:p/>
          <draw:enhanced-geometry draw:mirror-horizontal="false" draw:mirror-vertical="false" svg:viewBox="0 0 21600 21600" draw:type="mso-spt32" draw:enhanced-path="M 0 0 L 21600 21600 N"/>
        </draw:custom-shape>
        <draw:custom-shape draw:name="Shape 90" draw:style-name="gr6" draw:text-style-name="P14" draw:layer="layout" svg:width="0.001cm" svg:height="1.765cm" svg:x="13.597cm" svg:y="25.778cm">
          <text:p/>
          <draw:enhanced-geometry draw:mirror-horizontal="false" draw:mirror-vertical="false" svg:viewBox="0 0 21600 21600" draw:type="mso-spt32" draw:enhanced-path="M 0 0 L 21600 21600 N"/>
        </draw:custom-shape>
        <draw:custom-shape draw:name="Shape 91" draw:style-name="gr6" draw:text-style-name="P14" draw:layer="layout" svg:width="0.526cm" svg:height="5.152cm" draw:transform="rotate (1.5707963267949) translate (14.466cm 22.225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Shape 93" draw:style-name="gr2" draw:layer="layout" svg:width="6.897cm" svg:height="9.524cm" svg:x="6.077cm" svg:y="1.905cm" draw:page-number="4" presentation:class="page"/>
          <draw:frame draw:name="Shape 94" presentation:style-name="pr1"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20_and_20_Body" presentation:presentation-page-layout-name="AL1T1">
        <office:forms form:automatic-focus="false" form:apply-design-mode="false"/>
        <draw:custom-shape draw:name="Shape 96" draw:style-name="gr1" draw:text-style-name="P2" draw:layer="layout" svg:width="18.572cm" svg:height="1.136cm" svg:x="0.49cm" svg:y="0.618cm">
          <text:p text:style-name="P12"><text:span text:style-name="T8">2. DIAGRAMA DE FLUJO DE LA FUNCIÓN CREAR_T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3" draw:text-style-name="P2" draw:layer="layout" svg:width="7.992cm" svg:height="1.682cm" svg:x="6.954cm" svg:y="3.873cm">
          <text:p text:style-name="P1"><text:span text:style-name="T6">CREAR TAREA NUEVA</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98" draw:style-name="gr3" draw:text-style-name="P2" draw:layer="layout" svg:width="10.334cm" svg:height="1.682cm" svg:x="5.782cm" svg:y="6.721cm">
          <text:p text:style-name="P1"><text:span text:style-name="T6">INTRODUCIR EL TIPO DE TAREA</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Shape 99" draw:style-name="gr3" draw:text-style-name="P2" draw:layer="layout" svg:width="7.585cm" svg:height="1.682cm" svg:x="7.157cm" svg:y="9.541cm">
          <text:p text:style-name="P1"><text:span text:style-name="T6">TIPO DE TAREA</text:span></text:p>
          <draw:enhanced-geometry draw:mirror-horizontal="false" draw:mirror-vertical="false" drawooo:sub-view-size="10 10" draw:text-areas="?f5 0 ?f0 ?f3" svg:viewBox="0 0 0 0" draw:type="ooxml-flowChartPreparation" draw:enhanced-path="M 0 5 L 2 0 8 0 10 5 8 10 2 10 Z N">
            <draw:equation draw:name="f0" draw:formula="logwidth*4/5"/>
            <draw:equation draw:name="f1" draw:formula="logwidth/2"/>
            <draw:equation draw:name="f2" draw:formula="logheight/2"/>
            <draw:equation draw:name="f3" draw:formula="logheight"/>
            <draw:equation draw:name="f4" draw:formula="logwidth"/>
            <draw:equation draw:name="f5" draw:formula="logwidth/5"/>
          </draw:enhanced-geometry>
        </draw:custom-shape>
        <draw:custom-shape draw:name="Shape 100" draw:style-name="gr3" draw:text-style-name="P2" draw:layer="layout" svg:width="3.351cm" svg:height="3.61cm" svg:x="0.954cm" svg:y="8.577cm">
          <text:p text:style-name="P1"><text:span text:style-name="T6">TIPO DE TAREA NO EXISTENTE</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01" draw:style-name="gr3" draw:text-style-name="P2" draw:layer="layout" svg:width="7.992cm" svg:height="3.022cm" svg:x="5.604cm" svg:y="12.186cm">
          <text:p text:style-name="P1"><text:span text:style-name="T6">MOSTRAR CAMPOS A RELLENAR</text:span></text:p>
          <text:p text:style-name="P1"><text:span text:style-name="T6">PARA TAREA CON PLAZO</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02" draw:style-name="gr3" draw:text-style-name="P2" draw:layer="layout" svg:width="5.905cm" svg:height="3.07cm" svg:x="14.493cm" svg:y="12.151cm">
          <text:p text:style-name="P1"><text:span text:style-name="T6">MOSTRAR CAMPOS A RELLENAR PARA TAREA SIMPLE</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03" draw:style-name="gr3" draw:text-style-name="P2" draw:layer="layout" svg:width="5.905cm" svg:height="2.174cm" svg:x="11.54cm" svg:y="15.97cm">
          <text:p text:style-name="P1"><text:span text:style-name="T6">RELLENAR CAMPOS</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Shape 104" draw:style-name="gr3" draw:text-style-name="P2" draw:layer="layout" svg:width="8.658cm" svg:height="2.263cm" svg:x="10.164cm" svg:y="22.538cm">
          <text:p text:style-name="P1"><text:span text:style-name="T6">GENERAR IDENTIFICADOR, CLASIFICARLA COMO PENDIENTE Y ENLAZARLA</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105" draw:style-name="gr3" draw:text-style-name="P2" draw:layer="layout" svg:width="9.378cm" svg:height="3.07cm" svg:x="9.804cm" svg:y="18.806cm">
          <text:p text:style-name="P1"><text:span text:style-name="T6">¿ HAY FALLOS (FECHA, REPETICIÓN…) ?</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06" draw:style-name="gr3" draw:text-style-name="P2" draw:layer="layout" svg:width="6.21cm" svg:height="2.174cm" svg:x="2.341cm" svg:y="19.311cm">
          <text:p text:style-name="P1"><text:span text:style-name="T6">MOSTRAR AVISO</text:span></text:p>
          <text:p text:style-name="P1"><text:span text:style-name="T6">CORRESPONDIENTE</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07" draw:style-name="gr3" draw:text-style-name="P2" draw:layer="layout" svg:width="7.992cm" svg:height="2.376cm" svg:x="1.456cm" svg:y="22.538cm">
          <text:p text:style-name="P1"><text:span text:style-name="T6">ELIMINAR TAREA NUE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3" draw:text-style-name="P2" draw:layer="layout" svg:width="5.076cm" svg:height="1.164cm" svg:x="7.238cm" svg:y="26.093cm">
          <text:p text:style-name="P1"><text:span text:style-name="T6">RETORNO </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109" draw:style-name="gr4" draw:text-style-name="P14" draw:layer="layout" svg:width="0.001cm" svg:height="1.164cm" svg:x="10.95cm" svg:y="5.556cm">
          <text:p/>
          <draw:enhanced-geometry draw:mirror-horizontal="false" draw:mirror-vertical="false" svg:viewBox="0 0 21600 21600" draw:type="mso-spt32" draw:enhanced-path="M 0 0 L 21600 21600 N"/>
        </draw:custom-shape>
        <draw:custom-shape draw:name="Shape 110" draw:style-name="gr4" draw:text-style-name="P14" draw:layer="layout" svg:width="0.001cm" svg:height="1.137cm" svg:x="10.95cm" svg:y="8.404cm">
          <text:p/>
          <draw:enhanced-geometry draw:mirror-horizontal="false" draw:mirror-vertical="false" svg:viewBox="0 0 21600 21600" draw:type="mso-spt32" draw:enhanced-path="M 0 0 L 21600 21600 N"/>
        </draw:custom-shape>
        <draw:custom-shape draw:name="Shape 111" draw:style-name="gr4" draw:text-style-name="P14" draw:layer="layout" svg:width="2.85cm" svg:height="0.001cm" draw:transform="rotate (-3.14159265358979) translate (7.157cm 10.383cm)">
          <text:p/>
          <draw:enhanced-geometry draw:mirror-horizontal="false" draw:mirror-vertical="false" svg:viewBox="0 0 21600 21600" draw:type="mso-spt32" draw:enhanced-path="M 0 0 L 21600 21600 N"/>
        </draw:custom-shape>
        <draw:custom-shape draw:name="Shape 112" draw:style-name="gr4" draw:text-style-name="P14" draw:layer="layout" svg:width="2.702cm" svg:height="1.767cm" svg:x="14.743cm" svg:y="10.38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113" draw:style-name="gr4" draw:text-style-name="P14" draw:layer="layout" svg:width="0.96cm" svg:height="4.892cm" draw:transform="rotate (1.5707963267949) translate (9.601cm 15.969cm)">
          <text:p/>
          <draw:enhanced-geometry draw:mirror-horizontal="true" draw:mirror-vertical="false" draw:text-areas="0 0 ?f2 ?f3" svg:viewBox="0 0 0 0" draw:type="ooxml-bentConnector3" draw:modifiers="583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14" draw:style-name="gr6" draw:text-style-name="P14" draw:layer="layout" svg:width="0.949cm" svg:height="2.952cm" draw:transform="rotate (-1.5707963267949) translate (17.446cm 15.019cm)">
          <text:p/>
          <draw:enhanced-geometry draw:mirror-horizontal="false" draw:mirror-vertical="false" draw:text-areas="0 0 ?f2 ?f3" svg:viewBox="0 0 0 0" draw:type="ooxml-bentConnector3" draw:modifiers="5863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15" draw:style-name="gr4" draw:text-style-name="P14" draw:layer="layout" svg:width="0.001cm" svg:height="0.661cm" svg:x="14.493cm" svg:y="18.144cm">
          <text:p/>
          <draw:enhanced-geometry draw:mirror-horizontal="false" draw:mirror-vertical="false" svg:viewBox="0 0 21600 21600" draw:type="mso-spt32" draw:enhanced-path="M 0 0 L 21600 21600 N"/>
        </draw:custom-shape>
        <draw:custom-shape draw:name="Shape 116" draw:style-name="gr4" draw:text-style-name="P14" draw:layer="layout" svg:width="1.251cm" svg:height="0.056cm" svg:x="8.55cm" svg:y="20.341cm">
          <text:p/>
          <draw:enhanced-geometry draw:mirror-horizontal="true" draw:mirror-vertical="false" svg:viewBox="0 0 21600 21600" draw:type="mso-spt32" draw:enhanced-path="M 0 0 L 21600 21600 N"/>
        </draw:custom-shape>
        <draw:custom-shape draw:name="Shape 117" draw:style-name="gr4" draw:text-style-name="P14" draw:layer="layout" svg:width="0.001cm" svg:height="0.661cm" svg:x="14.493cm" svg:y="21.877cm">
          <text:p/>
          <draw:enhanced-geometry draw:mirror-horizontal="false" draw:mirror-vertical="false" svg:viewBox="0 0 21600 21600" draw:type="mso-spt32" draw:enhanced-path="M 0 0 L 21600 21600 N"/>
        </draw:custom-shape>
        <draw:custom-shape draw:name="Shape 118" draw:style-name="gr4" draw:text-style-name="P14" draw:layer="layout" svg:width="0.005cm" svg:height="1.196cm" svg:x="5.446cm" svg:y="21.342cm">
          <text:p/>
          <draw:enhanced-geometry draw:mirror-horizontal="false" draw:mirror-vertical="false" svg:viewBox="0 0 21600 21600" draw:type="mso-spt32" draw:enhanced-path="M 0 0 L 21600 21600 N"/>
        </draw:custom-shape>
        <draw:custom-shape draw:name="Shape 119" draw:style-name="gr4" draw:text-style-name="P14" draw:layer="layout" svg:width="1.177cm" svg:height="4.323cm" draw:transform="rotate (1.5707963267949) translate (5.45cm 26.09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20" draw:style-name="gr6" draw:text-style-name="P14" draw:layer="layout" svg:width="0.717cm" svg:height="4.716cm" draw:transform="rotate (-1.5707963267949) translate (14.493cm 24.80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121" draw:style-name="gr3" draw:text-style-name="P2" draw:layer="layout" svg:width="3.662cm" svg:height="1.185cm" svg:x="9.119cm" svg:y="2.094cm">
          <text:p text:style-name="P1"><text:span text:style-name="T6">INICI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122" draw:style-name="gr4" draw:text-style-name="P14" draw:layer="layout" svg:width="0.001cm" svg:height="0.592cm" svg:x="10.95cm" svg:y="3.28cm">
          <text:p/>
          <draw:enhanced-geometry draw:mirror-horizontal="false" draw:mirror-vertical="false" svg:viewBox="0 0 21600 21600" draw:type="mso-spt32" draw:enhanced-path="M 0 0 L 21600 21600 N"/>
        </draw:custom-shape>
        <draw:custom-shape draw:name="Shape 123" draw:style-name="gr1" draw:text-style-name="P2" draw:layer="layout" svg:width="1.216cm" svg:height="0.96cm" svg:x="8.781cm" svg:y="19.525cm">
          <text:p text:style-name="P12"><text:span text:style-name="T6">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 draw:text-style-name="P2" draw:layer="layout" svg:width="2.421cm" svg:height="1.185cm" svg:x="14.712cm" svg:y="21.589cm">
          <text:p text:style-name="P12"><text:span text:style-name="T6">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 draw:text-style-name="P14" draw:layer="layout" svg:width="1.855cm" svg:height="8.319cm" draw:transform="rotate (1.5707963267949) translate (2.63cm 8.577cm)">
          <text:p/>
          <draw:enhanced-geometry draw:mirror-horizontal="false" draw:mirror-vertical="false" draw:text-areas="0 0 ?f2 ?f3" svg:viewBox="0 0 0 0" draw:type="ooxml-bentConnector3" draw:modifiers="13564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26" draw:style-name="gr1" draw:text-style-name="P2" draw:layer="layout" svg:width="4.072cm" svg:height="0.592cm" svg:x="4.23cm" svg:y="10.383cm">
          <text:p text:style-name="P12"><text:span text:style-name="T10">POR DEFE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 draw:text-style-name="P2" draw:layer="layout" svg:width="3.352cm" svg:height="0.825cm" svg:x="14.712cm" svg:y="9.55cm">
          <text:p text:style-name="P12"><text:span text:style-name="T10">SI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 draw:text-style-name="P2" draw:layer="layout" svg:width="3.894cm" svg:height="0.711cm" svg:x="10.784cm" svg:y="11.351cm">
          <text:p text:style-name="P12"><text:span text:style-name="T10">CON PLAZ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4" draw:text-style-name="P14" draw:layer="layout" svg:width="0.961cm" svg:height="1.348cm" draw:transform="rotate (-1.5707963267949) translate (10.95cm 11.224cm)">
          <text:p/>
          <draw:enhanced-geometry draw:mirror-horizontal="false" draw:mirror-vertical="false" draw:text-areas="0 0 ?f2 ?f3" svg:viewBox="0 0 0 0" draw:type="ooxml-bentConnector3" draw:modifiers="5000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Shape 130" presentation:style-name="pr2" draw:text-style-name="P11" draw:layer="layout" svg:width="1.259cm" svg:height="2.218cm" svg:x="19.651cm" svg:y="26.781cm" presentation:class="page-number" presentation:user-transformed="true">
          <draw:text-box>
            <text:p text:style-name="P10"><text:span text:style-name="T7">4</text:span></text:p>
          </draw:text-box>
        </draw:frame>
        <presentation:notes draw:style-name="dp2">
          <draw:page-thumbnail draw:name="Shape 132" draw:style-name="gr2" draw:layer="layout" svg:width="6.897cm" svg:height="9.524cm" svg:x="6.077cm" svg:y="1.905cm" draw:page-number="5" presentation:class="page"/>
          <draw:frame draw:name="Shape 133" presentation:style-name="pr1"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20_and_20_Body" presentation:presentation-page-layout-name="AL1T1">
        <office:forms form:automatic-focus="false" form:apply-design-mode="false"/>
        <draw:custom-shape draw:name="Shape 135" draw:style-name="gr3" draw:text-style-name="P2" draw:layer="layout" svg:width="7.688cm" svg:height="2.137cm" svg:x="4.407cm" svg:y="4.161cm">
          <text:p text:style-name="P1"><text:span text:style-name="T6">INTRODUCIR IDENTIFICADOR DE LA TAREA</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Shape 136" draw:style-name="gr3" draw:text-style-name="P2" draw:layer="layout" svg:width="5.682cm" svg:height="2.57cm" svg:x="14.746cm" svg:y="7.838cm">
          <text:p text:style-name="P1"><text:span text:style-name="T6">MOSTRAR AVISO CORRESPONDIENTE</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37" draw:style-name="gr3" draw:text-style-name="P2" draw:layer="layout" svg:width="11.319cm" svg:height="2.57cm" svg:x="8.385cm" svg:y="18.218cm">
          <text:p text:style-name="P1"><text:span text:style-name="T6">DETERMINAR TAREAS DE LAS QUE DEPENDE Y EL PLAZO DE TIEMPO RESTANTE HASTA QUE LA TAREA FIN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3" draw:text-style-name="P2" draw:layer="layout" svg:width="4.441cm" svg:height="1.136cm" svg:x="6.03cm" svg:y="2.39cm">
          <text:p text:style-name="P1"><text:span text:style-name="T6">INICI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139" draw:style-name="gr3" draw:text-style-name="P2" draw:layer="layout" svg:width="3.489cm" svg:height="1.322cm" svg:x="15.842cm" svg:y="12.001cm">
          <text:p text:style-name="P1"><text:span text:style-name="T6">RETORN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140" draw:style-name="gr3" draw:text-style-name="P2" draw:layer="layout" svg:width="5.906cm" svg:height="2.861cm" svg:x="6.983cm" svg:y="14.042cm">
          <text:p text:style-name="P1"><text:span text:style-name="T6">¿ TAREA CON PLAZO ?</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41" draw:style-name="gr3" draw:text-style-name="P2" draw:layer="layout" svg:width="5.226cm" svg:height="2.861cm" svg:x="1.295cm" svg:y="18.451cm">
          <text:p text:style-name="P1"><text:span text:style-name="T6">MOSTRAR DATOS DE LA TAREA SIMPLE</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42" draw:style-name="gr3" draw:text-style-name="P2" draw:layer="layout" svg:width="5.226cm" svg:height="2.861cm" svg:x="7.641cm" svg:y="21.872cm">
          <text:p text:style-name="P1"><text:span text:style-name="T6">MOSTRAR DATOS DE LA TAREA CON PLAZO</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43" draw:style-name="gr3" draw:text-style-name="P2" draw:layer="layout" svg:width="3.737cm" svg:height="1.271cm" svg:x="8.386cm" svg:y="25.599cm">
          <text:p text:style-name="P1"><text:span text:style-name="T6">RETORN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144" draw:style-name="gr3" draw:text-style-name="P2" draw:layer="layout" svg:width="4.78cm" svg:height="2.57cm" svg:x="1.518cm" svg:y="14.188cm">
          <text:p text:style-name="P1"><text:span text:style-name="T6">DETERMINAR TAREAS DE LAS QUE DEPE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4" draw:text-style-name="P14" draw:layer="layout" svg:width="0.001cm" svg:height="0.634cm" svg:x="8.251cm" svg:y="3.526cm">
          <text:p/>
          <draw:enhanced-geometry draw:mirror-horizontal="false" draw:mirror-vertical="false" svg:viewBox="0 0 21600 21600" draw:type="mso-spt32" draw:enhanced-path="M 0 0 L 21600 21600 N"/>
        </draw:custom-shape>
        <draw:custom-shape draw:name="Shape 146" draw:style-name="gr4" draw:text-style-name="P14" draw:layer="layout" svg:width="0.001cm" svg:height="0.677cm" svg:x="8.251cm" svg:y="6.299cm">
          <text:p/>
          <draw:enhanced-geometry draw:mirror-horizontal="false" draw:mirror-vertical="false" svg:viewBox="0 0 21600 21600" draw:type="mso-spt32" draw:enhanced-path="M 0 0 L 21600 21600 N"/>
        </draw:custom-shape>
        <draw:custom-shape draw:name="Shape 148" draw:style-name="gr4" draw:text-style-name="P14" draw:layer="layout" svg:width="0.684cm" svg:height="0.001cm" draw:transform="rotate (-3.14159265358979) translate (6.983cm 15.473cm)">
          <text:p/>
          <draw:enhanced-geometry draw:mirror-horizontal="false" draw:mirror-vertical="false" svg:viewBox="0 0 21600 21600" draw:type="mso-spt32" draw:enhanced-path="M 0 0 L 21600 21600 N"/>
        </draw:custom-shape>
        <draw:custom-shape draw:name="Shape 149" draw:style-name="gr4" draw:text-style-name="P14" draw:layer="layout" svg:width="0.001cm" svg:height="1.692cm" svg:x="3.908cm" svg:y="16.759cm">
          <text:p/>
          <draw:enhanced-geometry draw:mirror-horizontal="false" draw:mirror-vertical="false" svg:viewBox="0 0 21600 21600" draw:type="mso-spt32" draw:enhanced-path="M 0 0 L 21600 21600 N"/>
        </draw:custom-shape>
        <draw:custom-shape draw:name="Shape 150" draw:style-name="gr4" draw:text-style-name="P14" draw:layer="layout" svg:width="0.657cm" svg:height="0.001cm" svg:x="14.087cm" svg:y="9.123cm">
          <text:p/>
          <draw:enhanced-geometry draw:mirror-horizontal="false" draw:mirror-vertical="false" svg:viewBox="0 0 21600 21600" draw:type="mso-spt32" draw:enhanced-path="M 0 0 L 21600 21600 N"/>
        </draw:custom-shape>
        <draw:custom-shape draw:name="Shape 151" draw:style-name="gr4" draw:text-style-name="P14" draw:layer="layout" svg:width="0.001cm" svg:height="1.762cm" svg:x="17.587cm" svg:y="10.239cm">
          <text:p/>
          <draw:enhanced-geometry draw:mirror-horizontal="false" draw:mirror-vertical="false" svg:viewBox="0 0 21600 21600" draw:type="mso-spt32" draw:enhanced-path="M 0 0 L 21600 21600 N"/>
        </draw:custom-shape>
        <draw:custom-shape draw:name="Shape 152" draw:style-name="gr6" draw:text-style-name="P14" draw:layer="layout" svg:width="0.001cm" svg:height="0.001cm" svg:x="3.908cm" svg:y="21.123cm">
          <text:p/>
          <draw:enhanced-geometry draw:mirror-horizontal="false" draw:mirror-vertical="false" svg:viewBox="0 0 21600 21600" draw:type="mso-spt32" draw:enhanced-path="M 0 0 L 21600 21600 N"/>
        </draw:custom-shape>
        <draw:custom-shape draw:name="Shape 147" draw:style-name="gr3" draw:text-style-name="P2" draw:layer="layout" svg:width="11.671cm" svg:height="4.292cm" svg:x="2.415cm" svg:y="6.977cm">
          <text:p text:style-name="P1"><text:span text:style-name="T6">¿ HAY FALLOS (NO EXISTENTE, NO PERTENECIENTE…) ?</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53" draw:style-name="gr4" draw:text-style-name="P14" draw:layer="layout" svg:width="0.001cm" svg:height="1.054cm" svg:x="10.255cm" svg:y="24.544cm">
          <text:p/>
          <draw:enhanced-geometry draw:mirror-horizontal="false" draw:mirror-vertical="false" svg:viewBox="0 0 21600 21600" draw:type="mso-spt32" draw:enhanced-path="M 0 0 L 21600 21600 N"/>
        </draw:custom-shape>
        <draw:custom-shape draw:name="Shape 154" draw:style-name="gr1" draw:text-style-name="P2" draw:layer="layout" svg:width="18.572cm" svg:height="1.136cm" svg:x="0.49cm" svg:y="0.618cm">
          <text:p text:style-name="P12"><text:span text:style-name="T8">3. DIAGRAMA DE FLUJO DE LA FUNCIÓN VER_T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4" draw:text-style-name="P14" draw:layer="layout" svg:width="1.312cm" svg:height="4.107cm" draw:transform="rotate (1.5707963267949) translate (9.935cm 18.217cm)">
          <text:p/>
          <draw:enhanced-geometry draw:mirror-horizontal="true" draw:mirror-vertical="false" draw:text-areas="0 0 ?f2 ?f3" svg:viewBox="0 0 0 0" draw:type="ooxml-bentConnector3" draw:modifiers="4998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56" draw:style-name="gr4" draw:text-style-name="P14" draw:layer="layout" svg:width="1.082cm" svg:height="3.79cm" draw:transform="rotate (-1.5707963267949) translate (14.045cm 20.789cm)">
          <text:p/>
          <draw:enhanced-geometry draw:mirror-horizontal="false" draw:mirror-vertical="false" draw:text-areas="0 0 ?f2 ?f3" svg:viewBox="0 0 0 0" draw:type="ooxml-bentConnector3" draw:modifiers="499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57" draw:style-name="gr1" draw:text-style-name="P2" draw:layer="layout" svg:width="2.804cm" svg:height="1.808cm" svg:x="10.748cm" svg:y="16.682cm">
          <text:p text:style-name="P12"><text:span text:style-name="T10">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 draw:text-style-name="P2" draw:layer="layout" svg:width="2.804cm" svg:height="3.306cm" svg:x="6.155cm" svg:y="14.533cm">
          <text:p text:style-name="P12"><text:span text:style-name="T10">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 draw:text-style-name="P2" draw:layer="layout" svg:width="2.804cm" svg:height="3.306cm" svg:x="8.535cm" svg:y="11.746cm">
          <text:p text:style-name="P12"><text:span text:style-name="T10">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 draw:text-style-name="P2" draw:layer="layout" svg:width="2.804cm" svg:height="1.808cm" svg:x="13.764cm" svg:y="8.086cm">
          <text:p text:style-name="P12"><text:span text:style-name="T10">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4" draw:text-style-name="P14" draw:layer="layout" svg:width="2.744cm" svg:height="1.628cm" draw:transform="rotate (1.5707963267949) translate (8.308cm 14.04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Shape 162" presentation:style-name="pr2" draw:text-style-name="P11" draw:layer="layout" svg:width="1.259cm" svg:height="2.218cm" svg:x="19.651cm" svg:y="26.781cm" presentation:class="page-number" presentation:user-transformed="true">
          <draw:text-box>
            <text:p text:style-name="P10"><text:span text:style-name="T7">5</text:span></text:p>
          </draw:text-box>
        </draw:frame>
        <draw:custom-shape draw:name="Shape 163" draw:style-name="gr6" draw:text-style-name="P14" draw:layer="layout" svg:width="4.475cm" svg:height="6.346cm" draw:transform="rotate (1.5707963267949) translate (3.908cm 25.599cm)">
          <text:p/>
          <draw:enhanced-geometry draw:mirror-horizontal="true" draw:mirror-vertical="false" draw:text-areas="0 0 ?f2 ?f3" svg:viewBox="0 0 0 0" draw:type="ooxml-bentConnector3" draw:modifiers="8666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Shape 165" draw:style-name="gr2" draw:layer="layout" svg:width="6.897cm" svg:height="9.524cm" svg:x="6.077cm" svg:y="1.905cm" draw:page-number="6" presentation:class="page"/>
          <draw:frame draw:name="Shape 166" presentation:style-name="pr1"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_20_and_20_Body" presentation:presentation-page-layout-name="AL1T1">
        <office:forms form:automatic-focus="false" form:apply-design-mode="false"/>
        <draw:custom-shape draw:name="Shape 168" draw:style-name="gr3" draw:text-style-name="P2" draw:layer="layout" svg:width="3.823cm" svg:height="0.887cm" svg:x="8.71cm" svg:y="1.749cm">
          <text:p text:style-name="P1"><text:span text:style-name="T6">INICI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169" draw:style-name="gr3" draw:text-style-name="P2" draw:layer="layout" svg:width="16.059cm" svg:height="1.256cm" svg:x="4.45cm" svg:y="3.337cm">
          <text:p text:style-name="P1"><text:span text:style-name="T6">MOSTRAR POR PANTALLA EL MENÚ DE TIPO DE TAREAS</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70" draw:style-name="gr3" draw:text-style-name="P2" draw:layer="layout" svg:width="15.373cm" svg:height="1.107cm" svg:x="2.867cm" svg:y="18.763cm">
          <text:p text:style-name="P1"><text:span text:style-name="T6">INTRODUCIR MODO DE IMPRESIÓN</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Shape 171" draw:style-name="gr3" draw:text-style-name="P2" draw:layer="layout" svg:width="4.991cm" svg:height="1.531cm" svg:x="8.058cm" svg:y="11.029cm">
          <text:p text:style-name="P1"><text:span text:style-name="T6">TIPO DE TAREA</text:span></text:p>
          <draw:enhanced-geometry draw:mirror-horizontal="false" draw:mirror-vertical="false" draw:text-areas="?f19 ?f20 ?f21 ?f22" svg:viewBox="0 0 0 0" draw:type="ooxml-hexagon" draw:modifiers="11547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72" draw:style-name="gr3" draw:text-style-name="P2" draw:layer="layout" svg:width="14.354cm" svg:height="1.427cm" svg:x="3.398cm" svg:y="16.647cm">
          <text:p text:style-name="P1"><text:span text:style-name="T6">MOSTRAR POR PANTALLA LOS MODOS DE IMPRESIÓN</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73" draw:style-name="gr3" draw:text-style-name="P2" draw:layer="layout" svg:width="3.823cm" svg:height="2.364cm" svg:x="1.632cm" svg:y="7.547cm">
          <text:p text:style-name="P1"><text:span text:style-name="T6">TIPO DE TAREA NO VÁLIDA</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74" draw:style-name="gr3" draw:text-style-name="P2" draw:layer="layout" svg:width="3.056cm" svg:height="1.136cm" svg:x="16.893cm" svg:y="7.746cm">
          <text:p text:style-name="P1"><text:span text:style-name="T6">AVISO</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75" draw:style-name="gr3" draw:text-style-name="P2" draw:layer="layout" svg:width="8.534cm" svg:height="1.199cm" svg:x="6.308cm" svg:y="5.082cm">
          <text:p text:style-name="P1"><text:span text:style-name="T6">INTRODUCIR EL TIPO DE TAREA</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Shape 176" draw:style-name="gr3" draw:text-style-name="P2" draw:layer="layout" svg:width="7.921cm" svg:height="2.706cm" svg:x="6.628cm" svg:y="6.929cm">
          <text:p text:style-name="P1"><text:span text:style-name="T6">¿ HAY FALLO (NO HAY TAREA) ?</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77" draw:style-name="gr3" draw:text-style-name="P2" draw:layer="layout" svg:width="3.823cm" svg:height="1.199cm" svg:x="16.51cm" svg:y="9.65cm">
          <text:p text:style-name="P1"><text:span text:style-name="T6">RETORN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178" draw:style-name="gr3" draw:text-style-name="P2" draw:layer="layout" svg:width="3.608cm" svg:height="1.199cm" svg:x="16.563cm" svg:y="11.163cm">
          <text:p text:style-name="P1"><text:span text:style-name="T6">RETORN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179" draw:style-name="gr3" draw:text-style-name="P2" draw:layer="layout" svg:width="4.513cm" svg:height="2.186cm" svg:x="8.178cm" svg:y="20.559cm">
          <text:p text:style-name="P1"><text:span text:style-name="T6">MODO DE IMPRESIÓN</text:span></text:p>
          <draw:enhanced-geometry draw:mirror-horizontal="false" draw:mirror-vertical="false" draw:text-areas="?f19 ?f20 ?f21 ?f22" svg:viewBox="0 0 0 0" draw:type="ooxml-hexagon" draw:modifiers="11547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80" draw:style-name="gr3" draw:text-style-name="P2" draw:layer="layout" svg:width="4.022cm" svg:height="1.427cm" svg:x="16.563cm" svg:y="20.884cm">
          <text:p text:style-name="P1"><text:span text:style-name="T6">RETORN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181" draw:style-name="gr3" draw:text-style-name="P2" draw:layer="layout" svg:width="5.167cm" svg:height="2.706cm" svg:x="6.308cm" svg:y="25.009cm">
          <text:p text:style-name="P1"><text:span text:style-name="T6">¿ FALLO AL ABRIR ?</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82" draw:style-name="gr3" draw:text-style-name="P2" draw:layer="layout" svg:width="9.064cm" svg:height="0.987cm" svg:x="10.143cm" svg:y="24.527cm">
          <text:p text:style-name="P1"><text:span text:style-name="T6">ESCRIBIR TAREAS EN EL FICH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 draw:text-style-name="P14" draw:layer="layout" svg:width="0.001cm" svg:height="0.63cm" svg:x="10.622cm" svg:y="2.637cm">
          <text:p/>
          <draw:enhanced-geometry draw:mirror-horizontal="false" draw:mirror-vertical="false" svg:viewBox="0 0 21600 21600" draw:type="mso-spt32" draw:enhanced-path="M 0 0 L 21600 21600 N"/>
        </draw:custom-shape>
        <draw:custom-shape draw:name="Shape 184" draw:style-name="gr4" draw:text-style-name="P14" draw:layer="layout" svg:width="0.012cm" svg:height="0.647cm" svg:x="10.575cm" svg:y="6.282cm">
          <text:p/>
          <draw:enhanced-geometry draw:mirror-horizontal="false" draw:mirror-vertical="false" svg:viewBox="0 0 21600 21600" draw:type="mso-spt32" draw:enhanced-path="M 0 0 L 21600 21600 N"/>
        </draw:custom-shape>
        <draw:custom-shape draw:name="Shape 185" draw:style-name="gr4" draw:text-style-name="P14" draw:layer="layout" svg:width="2.342cm" svg:height="0.031cm" svg:x="14.55cm" svg:y="8.283cm">
          <text:p/>
          <draw:enhanced-geometry draw:mirror-horizontal="false" draw:mirror-vertical="false" svg:viewBox="0 0 21600 21600" draw:type="mso-spt32" draw:enhanced-path="M 0 0 L 21600 21600 N"/>
        </draw:custom-shape>
        <draw:custom-shape draw:name="Shape 186" draw:style-name="gr4" draw:text-style-name="P14" draw:layer="layout" svg:width="0.026cm" svg:height="1.407cm" svg:x="10.589cm" svg:y="9.636cm">
          <text:p/>
          <draw:enhanced-geometry draw:mirror-horizontal="false" draw:mirror-vertical="false" svg:viewBox="0 0 21600 21600" draw:type="mso-spt32" draw:enhanced-path="M 0 0 L 21600 21600 N"/>
        </draw:custom-shape>
        <draw:custom-shape draw:name="Shape 187" draw:style-name="gr3" draw:text-style-name="P2" draw:layer="layout" svg:width="6.193cm" svg:height="1.523cm" svg:x="0.6cm" svg:y="14.228cm">
          <text:p text:style-name="P1"><text:span text:style-name="T6">SELECCIONAR LAS TAREAS PENDI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3" draw:text-style-name="P2" draw:layer="layout" svg:width="6.193cm" svg:height="1.475cm" svg:x="7.457cm" svg:y="14.284cm">
          <text:p text:style-name="P1"><text:span text:style-name="T6">SELECCIONAR LAS TAREAS TERMIN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3" draw:text-style-name="P2" draw:layer="layout" svg:width="6.193cm" svg:height="1.427cm" svg:x="14.496cm" svg:y="14.327cm">
          <text:p text:style-name="P1"><text:span text:style-name="T6">SELECCIONAR TODAS LAS TA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4" draw:text-style-name="P14" draw:layer="layout" svg:width="3.513cm" svg:height="0.032cm" draw:transform="rotate (-3.14159265358979) translate (16.562cm 11.795cm)">
          <text:p/>
          <draw:enhanced-geometry draw:mirror-horizontal="true" draw:mirror-vertical="false" svg:viewBox="0 0 21600 21600" draw:type="mso-spt32" draw:enhanced-path="M 0 0 L 21600 21600 N"/>
        </draw:custom-shape>
        <draw:custom-shape draw:name="Shape 191" draw:style-name="gr4" draw:text-style-name="P14" draw:layer="layout" svg:width="0.021cm" svg:height="0.781cm" svg:x="10.552cm" svg:y="17.981cm">
          <text:p/>
          <draw:enhanced-geometry draw:mirror-horizontal="true" draw:mirror-vertical="false" svg:viewBox="0 0 21600 21600" draw:type="mso-spt32" draw:enhanced-path="M 0 0 L 21600 21600 N"/>
        </draw:custom-shape>
        <draw:custom-shape draw:name="Shape 192" draw:style-name="gr4" draw:text-style-name="P14" draw:layer="layout" svg:width="0.001cm" svg:height="0.682cm" svg:x="10.55cm" svg:y="19.871cm">
          <text:p/>
          <draw:enhanced-geometry draw:mirror-horizontal="true" draw:mirror-vertical="false" svg:viewBox="0 0 21600 21600" draw:type="mso-spt32" draw:enhanced-path="M 0 0 L 21600 21600 N"/>
        </draw:custom-shape>
        <draw:custom-shape draw:name="Shape 193" draw:style-name="gr4" draw:text-style-name="P14" draw:layer="layout" svg:width="3.87cm" svg:height="0.053cm" draw:transform="rotate (-3.14159265358979) translate (16.563cm 21.652cm)">
          <text:p/>
          <draw:enhanced-geometry draw:mirror-horizontal="true" draw:mirror-vertical="false" svg:viewBox="0 0 21600 21600" draw:type="mso-spt32" draw:enhanced-path="M 0 0 L 21600 21600 N"/>
        </draw:custom-shape>
        <draw:custom-shape draw:name="Shape 194" draw:style-name="gr1" draw:text-style-name="P2" draw:layer="layout" svg:width="4.762cm" svg:height="0.568cm" svg:x="3.717cm" svg:y="10.924cm">
          <text:p text:style-name="P12"><text:span text:style-name="T10">POR DEFE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 draw:text-style-name="P2" draw:layer="layout" svg:width="1.209cm" svg:height="0.418cm" svg:x="14.609cm" svg:y="7.4cm">
          <text:p text:style-name="P12"><text:span text:style-name="T10">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 draw:text-style-name="P2" draw:layer="layout" svg:width="3.477cm" svg:height="0.418cm" svg:x="13.146cm" svg:y="10.934cm">
          <text:p text:style-name="P12"><text:span text:style-name="T10">CANCE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1" draw:text-style-name="P2" draw:layer="layout" svg:width="3.359cm" svg:height="0.418cm" svg:x="4.24cm" svg:y="12.504cm">
          <text:p text:style-name="P12"><text:span text:style-name="T10">PENDI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1" draw:text-style-name="P2" draw:layer="layout" svg:width="2.494cm" svg:height="0.312cm" svg:x="14.42cm" svg:y="12.651cm">
          <text:p text:style-name="P12"><text:span text:style-name="T10">TO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1" draw:text-style-name="P2" draw:layer="layout" svg:width="4.281cm" svg:height="0.312cm" svg:x="7.3cm" svg:y="13.447cm">
          <text:p text:style-name="P12"><text:span text:style-name="T10">TERMIN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1" draw:text-style-name="P2" draw:layer="layout" svg:width="3.477cm" svg:height="0.418cm" svg:x="12.666cm" svg:y="21.99cm">
          <text:p text:style-name="P12"><text:span text:style-name="T10">PANTA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1" draw:text-style-name="P2" draw:layer="layout" svg:width="4.157cm" svg:height="0.312cm" svg:x="13.135cm" svg:y="20.833cm">
          <text:p text:style-name="P12"><text:span text:style-name="T10">CANCE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1" draw:text-style-name="P2" draw:layer="layout" svg:width="3.359cm" svg:height="0.312cm" svg:x="3.831cm" svg:y="23.55cm">
          <text:p text:style-name="P12"><text:span text:style-name="T10">FICH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 draw:text-style-name="P2" draw:layer="layout" svg:width="18.572cm" svg:height="1.136cm" svg:x="0.6cm" svg:y="0.295cm">
          <text:p text:style-name="P12"><text:span text:style-name="T8">4. DIAGRAMA DE FLUJO DE LA FUNCIÓN LISTAR_T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1" draw:text-style-name="P2" draw:layer="layout" svg:width="1.209cm" svg:height="0.418cm" svg:x="10.856cm" svg:y="9.472cm">
          <text:p text:style-name="P12"><text:span text:style-name="T10">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4" draw:text-style-name="P14" draw:layer="layout" svg:width="0.001cm" svg:height="0.842cm" svg:x="18.422cm" svg:y="8.807cm">
          <text:p/>
          <draw:enhanced-geometry draw:mirror-horizontal="false" draw:mirror-vertical="false" svg:viewBox="0 0 21600 21600" draw:type="mso-spt32" draw:enhanced-path="M 0 0 L 21600 21600 N"/>
        </draw:custom-shape>
        <draw:custom-shape draw:name="Shape 206" draw:style-name="gr4" draw:text-style-name="P14" draw:layer="layout" svg:width="0.038cm" svg:height="0.493cm" svg:x="10.575cm" svg:y="4.588cm">
          <text:p/>
          <draw:enhanced-geometry draw:mirror-horizontal="true" draw:mirror-vertical="false" svg:viewBox="0 0 21600 21600" draw:type="mso-spt32" draw:enhanced-path="M 0 0 L 21600 21600 N"/>
        </draw:custom-shape>
        <draw:custom-shape draw:name="Shape 207" draw:style-name="gr5" draw:text-style-name="P14" draw:layer="layout" svg:width="2.038cm" svg:height="4.513cm" draw:transform="rotate (1.5707963267949) translate (3.542cm 11.795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208" draw:style-name="gr4" draw:text-style-name="P14" draw:layer="layout" svg:width="1.666cm" svg:height="4.743cm" draw:transform="rotate (-1.5707963267949) translate (8.441cm 12.561cm)">
          <text:p/>
          <draw:enhanced-geometry draw:mirror-horizontal="false" draw:mirror-vertical="false" draw:text-areas="0 0 ?f2 ?f3" svg:viewBox="0 0 0 0" draw:type="ooxml-bentConnector3" draw:modifiers="4519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09" draw:style-name="gr4" draw:text-style-name="P14" draw:layer="layout" svg:width="0.007cm" svg:height="1.71cm" svg:x="10.552cm" svg:y="12.573cm">
          <text:p/>
          <draw:enhanced-geometry draw:mirror-horizontal="true" draw:mirror-vertical="false" svg:viewBox="0 0 21600 21600" draw:type="mso-spt32" draw:enhanced-path="M 0 0 L 21600 21600 N"/>
        </draw:custom-shape>
        <draw:custom-shape draw:name="Shape 210" draw:style-name="gr6" draw:text-style-name="P14" draw:layer="layout" svg:width="4.91cm" svg:height="7.077cm" draw:transform="rotate (1.5707963267949) translate (3.544cm 7.547cm)">
          <text:p/>
          <draw:enhanced-geometry draw:mirror-horizontal="false" draw:mirror-vertical="false" draw:text-areas="0 0 ?f2 ?f3" svg:viewBox="0 0 0 0" draw:type="ooxml-bentConnector3" draw:modifiers="9630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11" draw:style-name="gr4" draw:text-style-name="P14" draw:layer="layout" svg:width="1.765cm" svg:height="4.926cm" draw:transform="rotate (1.5707963267949) translate (12.666cm 14.327cm)">
          <text:p/>
          <draw:enhanced-geometry draw:mirror-horizontal="true" draw:mirror-vertical="false" draw:text-areas="0 0 ?f2 ?f3" svg:viewBox="0 0 0 0" draw:type="ooxml-bentConnector3" draw:modifiers="499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12" draw:style-name="gr4" draw:text-style-name="P14" draw:layer="layout" svg:width="0.021cm" svg:height="0.887cm" svg:x="10.554cm" svg:y="15.76cm">
          <text:p/>
          <draw:enhanced-geometry draw:mirror-horizontal="false" draw:mirror-vertical="false" svg:viewBox="0 0 21600 21600" draw:type="mso-spt32" draw:enhanced-path="M 0 0 L 21600 21600 N"/>
        </draw:custom-shape>
        <draw:custom-shape draw:name="Shape 213" draw:style-name="gr6" draw:text-style-name="P14" draw:layer="layout" svg:width="6.851cm" svg:height="0.356cm" draw:transform="rotate (-3.14159265358979) translate (10.549cm 16.10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214" draw:style-name="gr6" draw:text-style-name="P14" draw:layer="layout" svg:width="0.003cm" svg:height="7.038cm" draw:transform="rotate (-1.5707963267949) translate (17.593cm 15.755cm)">
          <text:p/>
          <draw:enhanced-geometry draw:mirror-horizontal="false" draw:mirror-vertical="false" draw:text-areas="0 0 ?f2 ?f3" svg:viewBox="0 0 0 0" draw:type="ooxml-bentConnector3" draw:modifiers="884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15" draw:style-name="gr3" draw:text-style-name="P2" draw:layer="layout" svg:width="5.41cm" svg:height="1.969cm" svg:x="0.31cm" svg:y="25.346cm">
          <text:p text:style-name="P1"><text:span text:style-name="T6">SOLICITAR FICHERO DE SALIDA</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Shape 216" draw:style-name="gr4" draw:text-style-name="P14" draw:layer="layout" svg:width="2.599cm" svg:height="5.167cm" draw:transform="rotate (-1.5707963267949) translate (8.725cm 22.746cm)">
          <text:p/>
          <draw:enhanced-geometry draw:mirror-horizontal="false" draw:mirror-vertical="false" draw:text-areas="0 0 ?f2 ?f3" svg:viewBox="0 0 0 0" draw:type="ooxml-bentConnector3" draw:modifiers="6664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17" draw:style-name="gr3" draw:text-style-name="P2" draw:layer="layout" svg:width="3.359cm" svg:height="3.055cm" svg:x="0.6cm" svg:y="20.183cm">
          <text:p text:style-name="P1"><text:span text:style-name="T6">MODO DE IMPRESIÓN INVÁLIDO</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18" draw:style-name="gr4" draw:text-style-name="P14" draw:layer="layout" svg:width="4.217cm" svg:height="0.057cm" svg:x="3.958cm" svg:y="21.652cm">
          <text:p/>
          <draw:enhanced-geometry draw:mirror-horizontal="true" draw:mirror-vertical="false" svg:viewBox="0 0 21600 21600" draw:type="mso-spt32" draw:enhanced-path="M 0 0 L 21600 21600 N"/>
        </draw:custom-shape>
        <draw:custom-shape draw:name="Shape 219" draw:style-name="gr1" draw:text-style-name="P2" draw:layer="layout" svg:width="4.762cm" svg:height="0.568cm" svg:x="4.45cm" svg:y="20.878cm">
          <text:p text:style-name="P12"><text:span text:style-name="T10">POR DEFE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6" draw:text-style-name="P14" draw:layer="layout" svg:width="4.392cm" svg:height="1.362cm" draw:transform="rotate (1.5707963267949) translate (2.334cm 20.146cm)">
          <text:p/>
          <draw:enhanced-geometry draw:mirror-horizontal="false" draw:mirror-vertical="false" draw:text-areas="0 0 ?f2 ?f3" svg:viewBox="0 0 0 0" draw:type="ooxml-bentConnector3" draw:modifiers="9214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21" draw:style-name="gr3" draw:text-style-name="P2" draw:layer="layout" svg:width="9.064cm" svg:height="0.887cm" svg:x="9.873cm" svg:y="23.434cm">
          <text:p text:style-name="P1"><text:span text:style-name="T6">MOSTRAR TAREAS POR PANTALLA</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22" draw:style-name="gr5" draw:text-style-name="P14" draw:layer="layout" svg:width="0.687cm" svg:height="2.259cm" draw:transform="rotate (-1.5707963267949) translate (14.404cm 22.746cm)">
          <text:p/>
          <draw:enhanced-geometry draw:mirror-horizontal="true" draw:mirror-vertical="false" draw:text-areas="0 0 ?f2 ?f3" svg:viewBox="0 0 0 0" draw:type="ooxml-bentConnector3" draw:modifiers="10001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23" draw:style-name="gr4" draw:text-style-name="P14" draw:layer="layout" svg:width="0.661cm" svg:height="1.567cm" draw:transform="rotate (-3.14159265358979) translate (19.598cm 23.87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224" draw:style-name="gr4" draw:text-style-name="P14" draw:layer="layout" svg:width="1.127cm" svg:height="0.03cm" svg:x="5.18cm" svg:y="26.331cm">
          <text:p/>
          <draw:enhanced-geometry draw:mirror-horizontal="false" draw:mirror-vertical="false" svg:viewBox="0 0 21600 21600" draw:type="mso-spt32" draw:enhanced-path="M 0 0 L 21600 21600 N"/>
        </draw:custom-shape>
        <draw:custom-shape draw:name="Shape 225" draw:style-name="gr4" draw:text-style-name="P14" draw:layer="layout" svg:width="3.198cm" svg:height="0.846cm" draw:transform="rotate (-3.14159265358979) translate (14.675cm 26.36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226" draw:style-name="gr6" draw:text-style-name="P14" draw:layer="layout" svg:width="0.269cm" svg:height="1.143cm" draw:transform="rotate (-3.14159265358979) translate (19.208cm 25.022cm)">
          <text:p/>
          <draw:enhanced-geometry draw:mirror-horizontal="false" draw:mirror-vertical="false" draw:text-areas="0 0 ?f2 ?f3" svg:viewBox="0 0 0 0" draw:type="ooxml-bentConnector3" draw:modifiers="-14784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27" draw:style-name="gr1" draw:text-style-name="P2" draw:layer="layout" svg:width="1.296cm" svg:height="0.646cm" svg:x="11.832cm" svg:y="25.597cm">
          <text:p text:style-name="P12"><text:span text:style-name="T10">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4" draw:text-style-name="P14" draw:layer="layout" svg:width="0.545cm" svg:height="8.7cm" draw:transform="rotate (1.5707963267949) translate (8.892cm 27.715cm)">
          <text:p/>
          <draw:enhanced-geometry draw:mirror-horizontal="false" draw:mirror-vertical="false" draw:text-areas="0 0 ?f2 ?f3" svg:viewBox="0 0 0 0" draw:type="ooxml-bentConnector3" draw:modifiers="-4694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29" draw:style-name="gr3" draw:text-style-name="P2" draw:layer="layout" svg:width="4.926cm" svg:height="1.256cm" svg:x="15.13cm" svg:y="25.996cm">
          <text:p text:style-name="P12"><text:span text:style-name="T6">MOSTRAR AVISO</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0" draw:style-name="gr1" draw:text-style-name="P2" draw:layer="layout" svg:width="1.296cm" svg:height="0.646cm" svg:x="10.143cm" svg:y="27.201cm">
          <text:p text:style-name="P12"><text:span text:style-name="T10">S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6" draw:text-style-name="P14" draw:layer="layout" svg:width="0.012cm" svg:height="3.412cm" svg:x="19.594cm" svg:y="22.574cm">
          <text:p/>
          <draw:enhanced-geometry draw:mirror-horizontal="false" draw:mirror-vertical="false" svg:viewBox="0 0 21600 21600" draw:type="mso-spt32" draw:enhanced-path="M 0 0 L 21600 21600 N"/>
        </draw:custom-shape>
        <draw:frame draw:name="Shape 232" presentation:style-name="pr2" draw:text-style-name="P11" draw:layer="layout" svg:width="1.259cm" svg:height="2.218cm" svg:x="19.651cm" svg:y="26.781cm" presentation:class="page-number" presentation:user-transformed="true">
          <draw:text-box>
            <text:p text:style-name="P15"><text:span text:style-name="T7">6</text:span></text:p>
          </draw:text-box>
        </draw:frame>
        <presentation:notes draw:style-name="dp2">
          <draw:page-thumbnail draw:name="Shape 234" draw:style-name="gr2" draw:layer="layout" svg:width="6.897cm" svg:height="9.524cm" svg:x="6.077cm" svg:y="1.905cm" draw:page-number="7" presentation:class="page"/>
          <draw:frame draw:name="Shape 235" presentation:style-name="pr1"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_20_and_20_Body" presentation:presentation-page-layout-name="AL1T1">
        <office:forms form:automatic-focus="false" form:apply-design-mode="false"/>
        <draw:frame draw:name="Shape 237" presentation:style-name="pr2" draw:text-style-name="P11" draw:layer="layout" svg:width="1.259cm" svg:height="2.218cm" svg:x="19.651cm" svg:y="26.781cm" presentation:class="page-number" presentation:user-transformed="true">
          <draw:text-box>
            <text:p text:style-name="P10"><text:span text:style-name="T7">7</text:span></text:p>
          </draw:text-box>
        </draw:frame>
        <draw:custom-shape draw:name="Shape 238" draw:style-name="gr1" draw:text-style-name="P2" draw:layer="layout" svg:width="19.051cm" svg:height="1.136cm" svg:x="0.6cm" svg:y="0.295cm">
          <text:p text:style-name="P12"><text:span text:style-name="T8">5. DIAGRAMA DE FLUJO DE LA FUNCIÓN ELIMINAR_T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3" draw:text-style-name="P2" draw:layer="layout" svg:width="4.022cm" svg:height="1.199cm" svg:x="6.478cm" svg:y="2.331cm">
          <text:p text:style-name="P1"><text:span text:style-name="T6">INICI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240" draw:style-name="gr3" draw:text-style-name="P2" draw:layer="layout" svg:width="15.698cm" svg:height="1.199cm" svg:x="3.036cm" svg:y="9.817cm">
          <text:p text:style-name="P1"><text:span text:style-name="T6">INTRODUCIR TAREA A ELIMINAR</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Shape 241" draw:style-name="gr3" draw:text-style-name="P2" draw:layer="layout" svg:width="8.982cm" svg:height="2.706cm" svg:x="3.998cm" svg:y="4.932cm">
          <text:p text:style-name="P1"><text:span text:style-name="T6">¿ LISTA VACIA ?</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242" draw:style-name="gr3" draw:text-style-name="P2" draw:layer="layout" svg:width="10.599cm" svg:height="5.013cm" svg:x="2.38cm" svg:y="12.983cm">
          <text:p text:style-name="P1"><text:span text:style-name="T6">¿ HAY FALLOS (NO PERTENECIENTE, <text:s/>NO EXISTENTE, DEPENDENCIA…) ?</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243" draw:style-name="gr3" draw:text-style-name="P2" draw:layer="layout" svg:width="4.022cm" svg:height="1.427cm" svg:x="8.488cm" svg:y="23.983cm">
          <text:p text:style-name="P1"><text:span text:style-name="T6">RETORN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244" draw:style-name="gr3" draw:text-style-name="P2" draw:layer="layout" svg:width="6.193cm" svg:height="1.523cm" svg:x="7.403cm" svg:y="20.228cm">
          <text:p text:style-name="P1"><text:span text:style-name="T6">ELIMINAR TAREA SELECCION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3" draw:text-style-name="P2" draw:layer="layout" svg:width="4.022cm" svg:height="1.427cm" svg:x="15.628cm" svg:y="14.776cm">
          <text:p text:style-name="P1"><text:span text:style-name="T6">RETORN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246" draw:style-name="gr3" draw:text-style-name="P2" draw:layer="layout" svg:width="4.022cm" svg:height="1.427cm" svg:x="15.156cm" svg:y="5.571cm">
          <text:p text:style-name="P1"><text:span text:style-name="T6">RETORN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247" draw:style-name="gr4" draw:text-style-name="P14" draw:layer="layout" svg:width="1.4cm" svg:height="0.001cm" draw:transform="rotate (1.5707963267949) translate (8.488cm 4.932cm)">
          <text:p/>
          <draw:enhanced-geometry draw:mirror-horizontal="true" draw:mirror-vertical="false" draw:text-areas="0 0 ?f2 ?f3" svg:viewBox="0 0 0 0" draw:type="ooxml-bentConnector3" draw:modifiers="4999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48" draw:style-name="gr4" draw:text-style-name="P14" draw:layer="layout" svg:width="2.175cm" svg:height="0.001cm" svg:x="12.98cm" svg:y="6.285cm">
          <text:p/>
          <draw:enhanced-geometry draw:mirror-horizontal="false" draw:mirror-vertical="false" draw:text-areas="0 0 ?f2 ?f3" svg:viewBox="0 0 0 0" draw:type="ooxml-bentConnector3" draw:modifiers="4999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49" draw:style-name="gr4" draw:text-style-name="P14" draw:layer="layout" svg:width="2.177cm" svg:height="3.967cm" draw:transform="rotate (1.5707963267949) translate (8.487cm 9.817cm)">
          <text:p/>
          <draw:enhanced-geometry draw:mirror-horizontal="true" draw:mirror-vertical="false" draw:text-areas="0 0 ?f2 ?f3" svg:viewBox="0 0 0 0" draw:type="ooxml-bentConnector3" draw:modifiers="500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50" draw:style-name="gr4" draw:text-style-name="P14" draw:layer="layout" svg:width="1.965cm" svg:height="3.205cm" draw:transform="rotate (-1.5707963267949) translate (10.886cm 11.017cm)">
          <text:p/>
          <draw:enhanced-geometry draw:mirror-horizontal="false" draw:mirror-vertical="false" draw:text-areas="0 0 ?f2 ?f3" svg:viewBox="0 0 0 0" draw:type="ooxml-bentConnector3" draw:modifiers="500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51" draw:style-name="gr4" draw:text-style-name="P14" draw:layer="layout" svg:width="2.647cm" svg:height="0.001cm" svg:x="12.98cm" svg:y="15.49cm">
          <text:p/>
          <draw:enhanced-geometry draw:mirror-horizontal="false" draw:mirror-vertical="false" draw:text-areas="0 0 ?f2 ?f3" svg:viewBox="0 0 0 0" draw:type="ooxml-bentConnector3" draw:modifiers="500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52" draw:style-name="gr4" draw:text-style-name="P14" draw:layer="layout" svg:width="2.23cm" svg:height="2.818cm" draw:transform="rotate (1.5707963267949) translate (7.68cm 20.228cm)">
          <text:p/>
          <draw:enhanced-geometry draw:mirror-horizontal="true" draw:mirror-vertical="false" draw:text-areas="0 0 ?f2 ?f3" svg:viewBox="0 0 0 0" draw:type="ooxml-bentConnector3" draw:modifiers="4999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53" draw:style-name="gr4" draw:text-style-name="P14" draw:layer="layout" svg:width="2.23cm" svg:height="0.001cm" draw:transform="rotate (1.5707963267949) translate (10.498cm 23.983cm)">
          <text:p/>
          <draw:enhanced-geometry draw:mirror-horizontal="true" draw:mirror-vertical="false" draw:text-areas="0 0 ?f2 ?f3" svg:viewBox="0 0 0 0" draw:type="ooxml-bentConnector3" draw:modifiers="499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54" draw:style-name="gr1" draw:text-style-name="P2" draw:layer="layout" svg:width="3.577cm" svg:height="1.462cm" svg:x="13.597cm" svg:y="5.23cm">
          <text:p text:style-name="P12"><text:span text:style-name="T10">S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1" draw:text-style-name="P2" draw:layer="layout" svg:width="1.607cm" svg:height="1.965cm" svg:x="8.479cm" svg:y="7.598cm">
          <text:p text:style-name="P12"><text:span text:style-name="T10">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1" draw:text-style-name="P2" draw:layer="layout" svg:width="2.818cm" svg:height="1.462cm" svg:x="13.739cm" svg:y="14.547cm">
          <text:p text:style-name="P12"><text:span text:style-name="T10">S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1" draw:text-style-name="P2" draw:layer="layout" svg:width="1.872cm" svg:height="1.671cm" svg:x="7.99cm" svg:y="17.998cm">
          <text:p text:style-name="P12"><text:span text:style-name="T10">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59" draw:style-name="gr2" draw:layer="layout" svg:width="6.897cm" svg:height="9.524cm" svg:x="6.077cm" svg:y="1.905cm" draw:page-number="8" presentation:class="page"/>
          <draw:frame draw:name="Shape 260" presentation:style-name="pr1"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Title_20_Slide" presentation:presentation-page-layout-name="AL2T0">
        <office:forms form:automatic-focus="false" form:apply-design-mode="false"/>
        <draw:custom-shape draw:name="Shape 262" draw:style-name="gr7" draw:text-style-name="P2" draw:layer="layout" svg:width="2.539cm" svg:height="0.846cm" svg:x="9.23cm" svg:y="2.763cm">
          <text:p text:style-name="P1"><text:span text:style-name="T6">INICI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263" draw:style-name="gr7" draw:text-style-name="P2" draw:layer="layout" svg:width="8.526cm" svg:height="2.539cm" svg:x="6.237cm" svg:y="4.159cm">
          <text:p text:style-name="P1"><text:span text:style-name="T6">¿ HA HABIDO CAMBIOS ?</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264" draw:style-name="gr3" draw:text-style-name="P2" draw:layer="layout" svg:width="7.457cm" svg:height="1.672cm" svg:x="6.771cm" svg:y="7.248cm">
          <text:p text:style-name="P1"><text:span text:style-name="T6">PRESENTAR MENU</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5" draw:style-name="gr3" draw:text-style-name="P2" draw:layer="layout" svg:width="8.96cm" svg:height="1.247cm" svg:x="6.02cm" svg:y="9.55cm">
          <text:p text:style-name="P1"><text:span text:style-name="T6">INTRODUCIR OPCIÓN</text:span></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266" draw:style-name="gr3" draw:text-style-name="P2" draw:layer="layout" svg:width="5.749cm" svg:height="2.089cm" svg:x="1.929cm" svg:y="17.613cm">
          <text:p text:style-name="P1"><text:span text:style-name="T6">LIBERAR MEMORIA DE LISTA DE TA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3" draw:text-style-name="P2" draw:layer="layout" svg:width="5.475cm" svg:height="2.539cm" svg:x="6.945cm" svg:y="23.595cm">
          <text:p text:style-name="P1"><text:span text:style-name="T6">CERRAR FICHERO TA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3" draw:text-style-name="P2" draw:layer="layout" svg:width="5.475cm" svg:height="2.851cm" svg:x="13.704cm" svg:y="23.428cm">
          <text:p text:style-name="P1"><text:span text:style-name="T6">GUARDAR LA LISTA DE TAREAS Y LIBERAR ESA MEM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3" draw:text-style-name="P2" draw:layer="layout" svg:width="5.749cm" svg:height="1.913cm" svg:x="13.567cm" svg:y="13.917cm">
          <text:p text:style-name="P1"><text:span text:style-name="T6">ABRIR FICHERO TA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3" draw:text-style-name="P2" draw:layer="layout" svg:width="4.021cm" svg:height="0.846cm" svg:x="0.913cm" svg:y="15.823cm">
          <text:p text:style-name="P1"><text:span text:style-name="T6">RETORN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271" draw:style-name="gr3" draw:text-style-name="P2" draw:layer="layout" svg:width="2.539cm" svg:height="1.247cm" svg:x="16.422cm" svg:y="4.805cm">
          <text:p text:style-name="P1"><text:span text:style-name="T6">FIN</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272" draw:style-name="gr3" draw:text-style-name="P2" draw:layer="layout" svg:width="3.68cm" svg:height="1.247cm" svg:x="1.633cm" svg:y="24.241cm">
          <text:p text:style-name="P1"><text:span text:style-name="T6">FIN</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hape 273" draw:style-name="gr3" draw:text-style-name="P2" draw:layer="layout" svg:width="7.457cm" svg:height="3.223cm" svg:x="12.713cm" svg:y="19.694cm">
          <text:p text:style-name="P1"><text:span text:style-name="T6">¿ABIERTO CON ÉXITO ?</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274" draw:style-name="gr3" draw:text-style-name="P2" draw:layer="layout" svg:width="4.656cm" svg:height="1.692cm" svg:x="7.354cm" svg:y="20.431cm">
          <text:p text:style-name="P1"><text:span text:style-name="T6">MOSTRAR AVISO</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75" draw:style-name="gr4" draw:text-style-name="P14" draw:layer="layout" svg:width="0.001cm" svg:height="0.548cm" svg:x="10.5cm" svg:y="3.609cm">
          <text:p/>
          <draw:enhanced-geometry draw:mirror-horizontal="false" draw:mirror-vertical="false" svg:viewBox="0 0 21600 21600" draw:type="mso-spt32" draw:enhanced-path="M 0 0 L 21600 21600 N"/>
        </draw:custom-shape>
        <draw:custom-shape draw:name="Shape 276" draw:style-name="gr4" draw:text-style-name="P14" draw:layer="layout" svg:width="0.02cm" svg:height="0.873cm" svg:x="10.5cm" svg:y="10.798cm">
          <text:p/>
          <draw:enhanced-geometry draw:mirror-horizontal="false" draw:mirror-vertical="false" svg:viewBox="0 0 21600 21600" draw:type="mso-spt32" draw:enhanced-path="M 0 0 L 21600 21600 N"/>
        </draw:custom-shape>
        <draw:custom-shape draw:name="Shape 278" draw:style-name="gr4" draw:text-style-name="P14" draw:layer="layout" svg:width="1.657cm" svg:height="0.001cm" svg:x="14.763cm" svg:y="5.429cm">
          <text:p/>
          <draw:enhanced-geometry draw:mirror-horizontal="false" draw:mirror-vertical="false" svg:viewBox="0 0 21600 21600" draw:type="mso-spt32" draw:enhanced-path="M 0 0 L 21600 21600 N"/>
        </draw:custom-shape>
        <draw:custom-shape draw:name="Shape 279" draw:style-name="gr4" draw:text-style-name="P14" draw:layer="layout" svg:width="0.001cm" svg:height="0.548cm" svg:x="10.5cm" svg:y="6.699cm">
          <text:p/>
          <draw:enhanced-geometry draw:mirror-horizontal="false" draw:mirror-vertical="false" svg:viewBox="0 0 21600 21600" draw:type="mso-spt32" draw:enhanced-path="M 0 0 L 21600 21600 N"/>
        </draw:custom-shape>
        <draw:custom-shape draw:name="Shape 280" draw:style-name="gr4" draw:text-style-name="P14" draw:layer="layout" svg:width="0.001cm" svg:height="0.74cm" svg:x="10.5cm" svg:y="8.81cm">
          <text:p/>
          <draw:enhanced-geometry draw:mirror-horizontal="false" draw:mirror-vertical="false" svg:viewBox="0 0 21600 21600" draw:type="mso-spt32" draw:enhanced-path="M 0 0 L 21600 21600 N"/>
        </draw:custom-shape>
        <draw:custom-shape draw:name="Shape 281" draw:style-name="gr1" draw:text-style-name="P2" draw:layer="layout" svg:width="1.607cm" svg:height="1.671cm" svg:x="14.613cm" svg:y="4.648cm">
          <text:p text:style-name="P12"><text:span text:style-name="T10">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1" draw:text-style-name="P2" draw:layer="layout" svg:width="3.577cm" svg:height="1.462cm" svg:x="11.02cm" svg:y="6.242cm">
          <text:p text:style-name="P12"><text:span text:style-name="T10">S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 draw:text-style-name="P2" draw:layer="layout" svg:width="3.68cm" svg:height="0.724cm" svg:x="13.395cm" svg:y="11.768cm">
          <text:p text:style-name="P12"><text:span text:style-name="T10">GUARD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1" draw:text-style-name="P2" draw:layer="layout" svg:width="4.021cm" svg:height="1.247cm" svg:x="8.189cm" svg:y="18.559cm">
          <text:p text:style-name="P12"><text:span text:style-name="T10">DESCAR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 draw:text-style-name="P2" draw:layer="layout" svg:width="4.292cm" svg:height="1.247cm" svg:x="5.831cm" svg:y="15.17cm">
          <text:p text:style-name="P12"><text:span text:style-name="T10">CANCE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1" draw:text-style-name="P2" draw:layer="layout" svg:width="18.572cm" svg:height="1.136cm" svg:x="0.913cm" svg:y="1.041cm">
          <text:p text:style-name="P12"><text:span text:style-name="T8">6. DIAGRAMA DE FLUJO DE LA FUNCIÓN SAL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3" draw:text-style-name="P2" draw:layer="layout" svg:width="4.656cm" svg:height="1.913cm" svg:x="8.193cm" svg:y="11.672cm">
          <text:p text:style-name="P1"><text:span text:style-name="T6">OPCIÓN</text:span></text:p>
          <draw:enhanced-geometry draw:mirror-horizontal="false" draw:mirror-vertical="false" drawooo:sub-view-size="10 10" draw:text-areas="?f5 0 ?f0 ?f3" svg:viewBox="0 0 0 0" draw:type="ooxml-flowChartPreparation" draw:enhanced-path="M 0 5 L 2 0 8 0 10 5 8 10 2 10 Z N">
            <draw:equation draw:name="f0" draw:formula="logwidth*4/5"/>
            <draw:equation draw:name="f1" draw:formula="logwidth/2"/>
            <draw:equation draw:name="f2" draw:formula="logheight/2"/>
            <draw:equation draw:name="f3" draw:formula="logheight"/>
            <draw:equation draw:name="f4" draw:formula="logwidth"/>
            <draw:equation draw:name="f5" draw:formula="logwidth/5"/>
          </draw:enhanced-geometry>
        </draw:custom-shape>
        <draw:custom-shape draw:name="Shape 287" draw:style-name="gr3" draw:text-style-name="P2" draw:layer="layout" svg:width="3.68cm" svg:height="1.913cm" svg:x="0.913cm" svg:y="11.672cm">
          <text:p text:style-name="P1"><text:span text:style-name="T6">OPCIÓN NO VÁLIDA</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88" draw:style-name="gr4" draw:text-style-name="P14" draw:layer="layout" svg:width="3.597cm" svg:height="0.001cm" draw:transform="rotate (-3.14159265358979) translate (8.193cm 12.629cm)">
          <text:p/>
          <draw:enhanced-geometry draw:mirror-horizontal="false" draw:mirror-vertical="false" svg:viewBox="0 0 21600 21600" draw:type="mso-spt32" draw:enhanced-path="M 0 0 L 21600 21600 N"/>
        </draw:custom-shape>
        <draw:custom-shape draw:name="Shape 289" draw:style-name="gr6" draw:text-style-name="P14" draw:layer="layout" svg:width="4.972cm" svg:height="7.746cm" draw:transform="rotate (1.5707963267949) translate (2.753cm 11.672cm)">
          <text:p/>
          <draw:enhanced-geometry draw:mirror-horizontal="false" draw:mirror-vertical="false" draw:text-areas="0 0 ?f2 ?f3" svg:viewBox="0 0 0 0" draw:type="ooxml-bentConnector3" draw:modifiers="979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90" draw:style-name="gr1" draw:text-style-name="P2" draw:layer="layout" svg:width="3.68cm" svg:height="1.247cm" svg:x="4.786cm" svg:y="12.623cm">
          <text:p text:style-name="P12"><text:span text:style-name="T10">POR DEFE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4" draw:text-style-name="P14" draw:layer="layout" svg:width="4.206cm" svg:height="2.632cm" svg:x="4.935cm" svg:y="13.613cm">
          <text:p/>
          <draw:enhanced-geometry draw:mirror-horizontal="true" draw:mirror-vertical="false" draw:text-areas="0 0 ?f2 ?f3" svg:viewBox="0 0 0 0" draw:type="ooxml-bentConnector3" draw:modifiers="-31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92" draw:style-name="gr4" draw:text-style-name="P14" draw:layer="layout" svg:width="5.071cm" svg:height="4.24cm" draw:transform="rotate (-1.5707963267949) translate (11.92cm 13.58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293" draw:style-name="gr4" draw:text-style-name="P14" draw:layer="layout" svg:width="0.001cm" svg:height="3.862cm" svg:x="16.442cm" svg:y="15.831cm">
          <text:p/>
          <draw:enhanced-geometry draw:mirror-horizontal="false" draw:mirror-vertical="false" svg:viewBox="0 0 21600 21600" draw:type="mso-spt32" draw:enhanced-path="M 0 0 L 21600 21600 N"/>
        </draw:custom-shape>
        <draw:custom-shape draw:name="Shape 294" draw:style-name="gr4" draw:text-style-name="P14" draw:layer="layout" svg:width="3.592cm" svg:height="1.287cm" svg:x="12.849cm" svg:y="12.62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295" draw:style-name="gr4" draw:text-style-name="P14" draw:layer="layout" svg:width="0.702cm" svg:height="0.027cm" draw:transform="rotate (-3.14159265358979) translate (12.713cm 21.306cm)">
          <text:p/>
          <draw:enhanced-geometry draw:mirror-horizontal="false" draw:mirror-vertical="false" svg:viewBox="0 0 21600 21600" draw:type="mso-spt32" draw:enhanced-path="M 0 0 L 21600 21600 N"/>
        </draw:custom-shape>
        <draw:custom-shape draw:name="Shape 296" draw:style-name="gr4" draw:text-style-name="P14" draw:layer="layout" svg:width="0.001cm" svg:height="0.509cm" svg:x="16.442cm" svg:y="22.918cm">
          <text:p/>
          <draw:enhanced-geometry draw:mirror-horizontal="false" draw:mirror-vertical="false" svg:viewBox="0 0 21600 21600" draw:type="mso-spt32" draw:enhanced-path="M 0 0 L 21600 21600 N"/>
        </draw:custom-shape>
        <draw:custom-shape draw:name="Shape 297" draw:style-name="gr4" draw:text-style-name="P14" draw:layer="layout" svg:width="1.283cm" svg:height="0.01cm" svg:x="12.418cm" svg:y="24.854cm">
          <text:p/>
          <draw:enhanced-geometry draw:mirror-horizontal="true" draw:mirror-vertical="false" svg:viewBox="0 0 21600 21600" draw:type="mso-spt32" draw:enhanced-path="M 0 0 L 21600 21600 N"/>
        </draw:custom-shape>
        <draw:custom-shape draw:name="Shape 298" draw:style-name="gr4" draw:text-style-name="P14" draw:layer="layout" svg:width="1.63cm" svg:height="0.001cm" draw:transform="rotate (-3.14159265358979) translate (6.945cm 24.865cm)">
          <text:p/>
          <draw:enhanced-geometry draw:mirror-horizontal="false" draw:mirror-vertical="false" svg:viewBox="0 0 21600 21600" draw:type="mso-spt32" draw:enhanced-path="M 0 0 L 21600 21600 N"/>
        </draw:custom-shape>
        <draw:custom-shape draw:name="Shape 299" draw:style-name="gr6" draw:text-style-name="P14" draw:layer="layout" svg:width="2.852cm" svg:height="2.737cm" draw:transform="rotate (-1.5707963267949) translate (9.682cm 22.013cm)">
          <text:p/>
          <draw:enhanced-geometry draw:mirror-horizontal="false" draw:mirror-vertical="false" draw:text-areas="0 0 ?f4 ?f5" svg:viewBox="0 0 0 0" draw:type="ooxml-bentConnector4" draw:modifiers="29326 12414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Shape 300" draw:style-name="gr1" draw:text-style-name="P2" draw:layer="layout" svg:width="1.607cm" svg:height="1.671cm" svg:x="12.259cm" svg:y="20.378cm">
          <text:p text:style-name="P12"><text:span text:style-name="T10">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1" draw:text-style-name="P2" draw:layer="layout" svg:width="3.577cm" svg:height="1.462cm" svg:x="16.422cm" svg:y="22.667cm">
          <text:p text:style-name="P12"><text:span text:style-name="T10">S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2" presentation:style-name="pr3" draw:text-style-name="P11" draw:layer="layout" svg:width="1.259cm" svg:height="2.218cm" svg:x="19.651cm" svg:y="26.781cm" presentation:class="page-number" presentation:user-transformed="true">
          <draw:text-box>
            <text:p text:style-name="P10"><text:span text:style-name="T7">8</text:span></text:p>
          </draw:text-box>
        </draw:frame>
        <draw:custom-shape draw:name="Shape 303" draw:style-name="gr6" draw:text-style-name="P14" draw:layer="layout" svg:width="5.162cm" svg:height="0.508cm" draw:transform="rotate (1.5707963267949) translate (4.804cm 24.865cm)">
          <text:p/>
          <draw:enhanced-geometry draw:mirror-horizontal="true" draw:mirror-vertical="false" draw:text-areas="0 0 ?f4 ?f5" svg:viewBox="0 0 0 0" draw:type="ooxml-bentConnector4" draw:modifiers="61158 288025"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presentation:notes draw:style-name="dp2">
          <draw:page-thumbnail draw:name="Shape 305" draw:style-name="gr2" draw:layer="layout" svg:width="6.897cm" svg:height="9.524cm" svg:x="6.077cm" svg:y="1.905cm" draw:page-number="9" presentation:class="page"/>
          <draw:frame draw:name="Shape 306" presentation:style-name="pr4"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_20_Slide" presentation:presentation-page-layout-name="AL2T0">
        <office:forms form:automatic-focus="false" form:apply-design-mode="false"/>
        <draw:custom-shape draw:name="Shape 308" draw:style-name="gr1" draw:text-style-name="P2" draw:layer="layout" svg:width="18.572cm" svg:height="22.373cm" svg:x="0.913cm" svg:y="1.341cm">
          <text:p text:style-name="P12"><text:span text:style-name="T8">6. MEJORAS REALIZADAS EN EL PROYECTO</text:span></text:p>
          <text:p text:style-name="P12"><text:span text:style-name="T9"/></text:p>
          <text:p text:style-name="P12"><text:span text:style-name="T9"/></text:p>
          <text:p text:style-name="P12"><text:span text:style-name="T6">Se redactarán brevemente las mejoras realizadas sobre el proyecto básico: </text:span></text:p>
          <text:p text:style-name="P12"><text:span text:style-name="T6"/></text:p>
          <text:p text:style-name="P12"><text:span text:style-name="T11"><text:s/></text:span><text:span text:style-name="T6">Se puede decidir la cantidad de asteriscos que imprime la función caratula() introduciendola por línea de comandos. El máximo será 145 y el mínimo 80, siendo este el valor por defecto en caso de que no se introduzca ningun número por línea de comandos. </text:span></text:p>
          <text:p text:style-name="P12"><text:span text:style-name="T6"/></text:p>
          <text:p text:style-name="P12"><text:span text:style-name="T6">Se tiene en cuenta la posibilidad de que el fichero tareas.txt no exista o esté vacío y saltarán los avisos correspondientes en caso de que nos encontremos en esta situación.</text:span></text:p>
          <text:p text:style-name="P12"><text:span text:style-name="T6"/></text:p>
          <text:p text:style-name="P12"><text:span text:style-name="T6">Crear_tarea() detecta si los valores introducidos en fecha, prioridad o tipo son correctos y, en caso de que no lo sean, saltarán los avisos correspondientes según qué dato hayamos introducido incorrectamente.</text:span></text:p>
          <text:p text:style-name="P12"><text:span text:style-name="T6"/></text:p>
          <text:p text:style-name="P12"><text:span text:style-name="T6">Listar_tareas() comprueba si el fichero en el que queremos mostrar las tareas está correctamente escrito (terminado en .txt) así como ofrece la posibilidad de ordenar las tareas en prioridad descendente.</text:span></text:p>
          <text:p text:style-name="P12"><text:span text:style-name="T6"/></text:p>
          <text:p text:style-name="P12"><text:span text:style-name="T6">Se ha incluido eliminar_tarea(), la cual desenlaza el nodo de la tarea que se quiere eliminar y libera la parte de memoria correspondiente a dicho nodo.</text:span></text:p>
          <text:p text:style-name="P12"><text:span text:style-name="T11"/></text:p>
          <text:p text:style-name="P12"><text:span text:style-name="T6">Se ha creado personalizar(), una función que permite cambiar el color tanto de la fuente como del fondo. Además salta un aviso cuando cuando se elige <text:s/>el mismo color en las 2 elecciones ya que eso imposibilitaría la visión de las letras. </text:span></text:p>
          <text:list text:style-name="L4">
            <text:list-header>
              <text:p text:style-name="P12"><text:span text:style-name="T6"/></text:p>
            </text:list-header>
          </text:list>
          <text:p text:style-name="P12"><text:span text:style-name="T6">Se utilizará la función strtolower para que a la hora de introducir los datos no se tengan en cuenta las mayúsculas y se pase todo a minúsculas para la comparación entre usuarios y descripción de la tarea para saber si la tarea ya existe.</text:span></text:p>
          <text:p text:style-name="P12"><text:span text:style-name="T6"/></text:p>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9" presentation:style-name="pr3" draw:text-style-name="P11" draw:layer="layout" svg:width="1.259cm" svg:height="2.218cm" svg:x="19.651cm" svg:y="26.781cm" presentation:class="page-number" presentation:user-transformed="true">
          <draw:text-box>
            <text:p text:style-name="P10"><text:span text:style-name="T7">9</text:span></text:p>
          </draw:text-box>
        </draw:frame>
        <presentation:notes draw:style-name="dp2">
          <draw:page-thumbnail draw:name="Shape 311" draw:style-name="gr2" draw:layer="layout" svg:width="6.897cm" svg:height="9.524cm" svg:x="6.077cm" svg:y="1.905cm" draw:page-number="10" presentation:class="page"/>
          <draw:frame draw:name="Shape 312" presentation:style-name="pr4"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ce style:name="Cambria1" svg:font-family="Cambria"/>
    <style:font-face style:name="Arial" svg:font-family="Arial" style:font-pitch="variable"/>
    <style:font-face style:name="Cambria" svg:font-family="Cambria"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cm" fo:page-height="29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21cm" fo:page-height="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and_20_Body-backgroundobjects">
      <style:graphic-properties draw:stroke="none" svg:stroke-width="0cm" draw:fill="none" draw:fill-color="#ffffff" draw:textarea-vertical-align="middle" draw:auto-grow-height="false" draw:fit-to-size="false" fo:min-height="16.819cm" fo:padding-top="0.254cm" fo:padding-bottom="0.254cm" fo:padding-left="0.254cm" fo:padding-right="0.254cm" fo:wrap-option="wrap"/>
    </style:style>
    <style:style style:name="Mpr2" style:family="presentation" style:parent-style-name="Title_20_and_20_Body-backgroundobjects">
      <style:graphic-properties draw:stroke="none" draw:fill="none" draw:fill-color="#ffffff" draw:auto-grow-height="false" fo:min-height="1.485cm"/>
    </style:style>
    <style:style style:name="Mpr3" style:family="presentation" style:parent-style-name="Title_20_and_20_Body-backgroundobjects">
      <style:graphic-properties draw:stroke="none" draw:fill="none" draw:fill-color="#ffffff" draw:textarea-vertical-align="bottom" draw:auto-grow-height="false" fo:min-height="1.485cm"/>
    </style:style>
    <style:style style:name="Mpr4" style:family="presentation" style:parent-style-name="Title_20_Slide-backgroundobjects">
      <style:graphic-properties draw:stroke="none" svg:stroke-width="0cm" draw:fill="none" draw:fill-color="#ffffff" draw:textarea-vertical-align="middle" draw:auto-grow-height="false" draw:fit-to-size="false" fo:min-height="16.819cm" fo:padding-top="0.254cm" fo:padding-bottom="0.254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27cm"/>
    </style:style>
    <style:style style:name="Mpr6" style:family="presentation" style:parent-style-name="Title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4" style:family="paragraph">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Title_20_and_20_Body" style:display-name="Title and Body" style:page-layout-name="PM1" draw:style-name="Mdp1">
      <office:forms form:automatic-focus="false" form:apply-design-mode="false"/>
      <draw:frame draw:name="Shape 13" presentation:style-name="Title_20_and_20_Body-title" draw:layer="backgroundobjects" svg:width="18.899cm" svg:height="4.832cm" svg:x="1.05cm" svg:y="1.161cm" presentation:class="title" presentation:placeholder="true" presentation:user-transformed="true">
        <draw:text-box/>
      </draw:frame>
      <draw:frame draw:name="Shape 14" presentation:style-name="Title_20_and_20_Body-outline1" draw:layer="backgroundobjects" svg:width="18.899cm" svg:height="21.005cm" svg:x="1.05cm" svg:y="6.767cm" presentation:class="outline" presentation:placeholder="true" presentation:user-transformed="true">
        <draw:text-box/>
      </draw:frame>
      <draw:frame draw:name="Shape 15" presentation:style-name="Mpr1" draw:text-style-name="MP4" draw:layer="backgroundobjects" svg:width="1.259cm" svg:height="2.218cm" svg:x="19.651cm" svg:y="26.781cm" presentation:class="page-number" presentation:user-transformed="true">
        <draw:text-box>
          <text:p text:style-name="MP3"><text:span text:style-name="MT1"><text:page-number>&lt;number&gt;</text:page-number></text:span></text:p>
        </draw:text-box>
      </draw:frame>
      <presentation:notes style:page-layout-name="PM2">
        <office:forms form:automatic-focus="false" form:apply-design-mode="false"/>
        <draw:page-thumbnail presentation:style-name="Title_20_and_20_Body-title" draw:layer="backgroundobjects" svg:width="14.848cm" svg:height="11.135cm" svg:x="3.075cm" svg:y="2.257cm" presentation:class="page"/>
        <draw:frame presentation:style-name="Title_20_and_20_Body-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Title_20_Slide" style:display-name="Title Slide" style:page-layout-name="PM3" draw:style-name="Mdp1">
      <draw:frame draw:name="Shape 9" presentation:style-name="Title_20_Slide-title" draw:layer="backgroundobjects" svg:width="17.849cm" svg:height="6.538cm" svg:x="1.575cm" svg:y="8.927cm" presentation:class="title" presentation:placeholder="true" presentation:user-transformed="true">
        <draw:text-box/>
      </draw:frame>
      <draw:frame draw:name="Shape 11" presentation:style-name="Mpr4" draw:text-style-name="MP4" draw:layer="backgroundobjects" svg:width="1.259cm" svg:height="2.218cm" svg:x="19.651cm" svg:y="26.781cm" presentation:class="page-number" presentation:user-transformed="true">
        <draw:text-box>
          <text:p text:style-name="MP3"><text:span text:style-name="MT1"><text:page-number>&lt;number&gt;</text:page-number></text:span></text:p>
        </draw:text-box>
      </draw:frame>
      <draw:frame presentation:style-name="Title_20_Slide-outline1" draw:layer="backgroundobjects" svg:width="18.899cm" svg:height="16.818cm" svg:x="1.05cm" svg:y="6.786cm" presentation:class="outline" presentation:placeholder="true">
        <draw:text-box/>
      </draw:frame>
      <presentation:notes style:page-layout-name="PM2">
        <draw:page-thumbnail presentation:style-name="Title_20_Slide-title" draw:layer="backgroundobjects" svg:width="6.896cm" svg:height="9.524cm" svg:x="6.076cm" svg:y="1.93cm" presentation:class="page"/>
        <draw:frame presentation:style-name="Title_20_Slide-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06T21:35:34.081608456</dc:date>
    <meta:generator>LibreOffice/4.2.7.2$Linux_x86 LibreOffice_project/420m0$Build-2</meta:generator>
    <meta:editing-duration>PT49M9S</meta:editing-duration>
    <meta:editing-cycles>4</meta:editing-cycles>
    <meta:document-statistic meta:object-count="288"/>
  </office:meta>
</office:document-meta>
</file>